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1" svg:font-family="monospace"/>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fa818"/>
    </style:style>
    <style:style style:name="P2" style:family="paragraph" style:parent-style-name="Standard">
      <style:paragraph-properties fo:text-align="start" style:justify-single-word="false"/>
      <style:text-properties officeooo:rsid="001fa818" officeooo:paragraph-rsid="001fa818"/>
    </style:style>
    <style:style style:name="P3" style:family="paragraph" style:parent-style-name="Standard">
      <style:paragraph-properties fo:text-align="start" style:justify-single-word="false"/>
      <style:text-properties officeooo:rsid="0023b833" officeooo:paragraph-rsid="00247dce"/>
    </style:style>
    <style:style style:name="P4" style:family="paragraph" style:parent-style-name="Standard">
      <style:paragraph-properties fo:text-align="start" style:justify-single-word="false"/>
      <style:text-properties officeooo:rsid="00247dce" officeooo:paragraph-rsid="00247dce"/>
    </style:style>
    <style:style style:name="P5" style:family="paragraph" style:parent-style-name="Standard">
      <style:paragraph-properties fo:text-align="start" style:justify-single-word="false"/>
      <style:text-properties fo:font-weight="bold" officeooo:rsid="001fa818" officeooo:paragraph-rsid="001fa818" style:font-weight-asian="bold" style:font-weight-complex="bold"/>
    </style:style>
    <style:style style:name="P6" style:family="paragraph" style:parent-style-name="Standard">
      <style:paragraph-properties fo:text-align="start" style:justify-single-word="false"/>
      <style:text-properties fo:font-weight="bold" officeooo:rsid="0020ed25" officeooo:paragraph-rsid="0020ed25" style:font-weight-asian="bold" style:font-weight-complex="bold"/>
    </style:style>
    <style:style style:name="P7" style:family="paragraph" style:parent-style-name="Standard">
      <style:paragraph-properties fo:text-align="start" style:justify-single-word="false"/>
      <style:text-properties fo:font-weight="bold" officeooo:rsid="0026fb7e" officeooo:paragraph-rsid="0026fb7e" style:font-weight-asian="bold" style:font-weight-complex="bold"/>
    </style:style>
    <style:style style:name="P8" style:family="paragraph" style:parent-style-name="Standard">
      <style:paragraph-properties fo:text-align="start" style:justify-single-word="false"/>
      <style:text-properties fo:font-weight="bold" officeooo:rsid="002b7c45" officeooo:paragraph-rsid="002b7c45" style:font-weight-asian="bold" style:font-weight-complex="bold"/>
    </style:style>
    <style:style style:name="P9" style:family="paragraph" style:parent-style-name="Standard">
      <style:paragraph-properties fo:text-align="center" style:justify-single-word="false"/>
      <style:text-properties fo:font-weight="bold" officeooo:rsid="002b7c45" officeooo:paragraph-rsid="002b7c45" style:font-weight-asian="bold" style:font-weight-complex="bold"/>
    </style:style>
    <style:style style:name="P10" style:family="paragraph" style:parent-style-name="Standard">
      <style:paragraph-properties fo:text-align="start" style:justify-single-word="false"/>
      <style:text-properties fo:font-weight="bold" officeooo:rsid="002bedee" officeooo:paragraph-rsid="002bedee" style:font-weight-asian="bold" style:font-weight-complex="bold"/>
    </style:style>
    <style:style style:name="P11" style:family="paragraph" style:parent-style-name="Standard">
      <style:paragraph-properties fo:text-align="start" style:justify-single-word="false"/>
      <style:text-properties fo:font-weight="bold" officeooo:rsid="002c9e0b" officeooo:paragraph-rsid="002c9e0b" style:font-weight-asian="bold" style:font-weight-complex="bold"/>
    </style:style>
    <style:style style:name="P12" style:family="paragraph" style:parent-style-name="Standard">
      <style:paragraph-properties fo:text-align="start" style:justify-single-word="false"/>
      <style:text-properties fo:font-weight="bold" officeooo:rsid="002dab75" officeooo:paragraph-rsid="002dab75" style:font-weight-asian="bold" style:font-weight-complex="bold"/>
    </style:style>
    <style:style style:name="P13" style:family="paragraph" style:parent-style-name="Standard">
      <style:paragraph-properties fo:text-align="start" style:justify-single-word="false"/>
      <style:text-properties fo:font-weight="bold" officeooo:rsid="002e6482" officeooo:paragraph-rsid="002e6482" style:font-weight-asian="bold" style:font-weight-complex="bold"/>
    </style:style>
    <style:style style:name="P14" style:family="paragraph" style:parent-style-name="Standard">
      <style:text-properties fo:font-weight="bold" officeooo:rsid="002e6482" officeooo:paragraph-rsid="002e6482" style:font-weight-asian="bold" style:font-weight-complex="bold"/>
    </style:style>
    <style:style style:name="P15" style:family="paragraph" style:parent-style-name="Standard">
      <style:paragraph-properties fo:text-align="start" style:justify-single-word="false"/>
      <style:text-properties fo:font-weight="bold" officeooo:rsid="003265ae" officeooo:paragraph-rsid="003265ae" style:font-weight-asian="bold" style:font-weight-complex="bold"/>
    </style:style>
    <style:style style:name="P16" style:family="paragraph" style:parent-style-name="Standard">
      <style:paragraph-properties fo:text-align="start" style:justify-single-word="false"/>
      <style:text-properties fo:font-weight="bold" officeooo:rsid="003265ae" officeooo:paragraph-rsid="0033779a" style:font-weight-asian="bold" style:font-weight-complex="bold"/>
    </style:style>
    <style:style style:name="P17" style:family="paragraph" style:parent-style-name="Standard">
      <style:paragraph-properties fo:text-align="start" style:justify-single-word="false"/>
      <style:text-properties fo:font-weight="bold" officeooo:rsid="0036e5b9" officeooo:paragraph-rsid="0036e5b9" style:font-weight-asian="bold" style:font-weight-complex="bold"/>
    </style:style>
    <style:style style:name="P18" style:family="paragraph" style:parent-style-name="Standard">
      <style:paragraph-properties fo:text-align="start" style:justify-single-word="false"/>
      <style:text-properties fo:font-weight="bold" officeooo:rsid="003ae04c" officeooo:paragraph-rsid="003ae04c" style:font-weight-asian="bold" style:font-weight-complex="bold"/>
    </style:style>
    <style:style style:name="P19" style:family="paragraph" style:parent-style-name="Standard">
      <style:paragraph-properties fo:text-align="start" style:justify-single-word="false"/>
      <style:text-properties fo:font-weight="bold" officeooo:rsid="0038343a" officeooo:paragraph-rsid="0038343a" style:font-weight-asian="bold" style:font-weight-complex="bold"/>
    </style:style>
    <style:style style:name="P20" style:family="paragraph" style:parent-style-name="Standard">
      <style:paragraph-properties fo:text-align="start" style:justify-single-word="false"/>
      <style:text-properties fo:font-weight="bold" officeooo:rsid="003e8343" officeooo:paragraph-rsid="003e8343" style:font-weight-asian="bold" style:font-weight-complex="bold"/>
    </style:style>
    <style:style style:name="P21" style:family="paragraph" style:parent-style-name="Standard">
      <style:paragraph-properties fo:text-align="start" style:justify-single-word="false"/>
      <style:text-properties fo:font-weight="bold" officeooo:rsid="00408165" officeooo:paragraph-rsid="00408165" style:font-weight-asian="bold" style:font-weight-complex="bold"/>
    </style:style>
    <style:style style:name="P22" style:family="paragraph" style:parent-style-name="Standard">
      <style:paragraph-properties fo:text-align="start" style:justify-single-word="false"/>
      <style:text-properties fo:font-weight="bold" officeooo:rsid="0043ef86" officeooo:paragraph-rsid="0043ef86" style:font-weight-asian="bold" style:font-weight-complex="bold"/>
    </style:style>
    <style:style style:name="P23" style:family="paragraph" style:parent-style-name="Standard">
      <style:paragraph-properties fo:text-align="start" style:justify-single-word="false"/>
      <style:text-properties fo:font-weight="bold" officeooo:rsid="004a289b" officeooo:paragraph-rsid="004a289b" style:font-weight-asian="bold" style:font-weight-complex="bold"/>
    </style:style>
    <style:style style:name="P24" style:family="paragraph" style:parent-style-name="Standard">
      <style:paragraph-properties fo:text-align="start" style:justify-single-word="false"/>
      <style:text-properties fo:font-weight="bold" officeooo:rsid="004a9f52" officeooo:paragraph-rsid="004a9f52" style:font-weight-asian="bold" style:font-weight-complex="bold"/>
    </style:style>
    <style:style style:name="P25" style:family="paragraph" style:parent-style-name="Standard">
      <style:paragraph-properties fo:text-align="start" style:justify-single-word="false"/>
      <style:text-properties fo:font-weight="bold" officeooo:rsid="004c2777" officeooo:paragraph-rsid="004c2777" style:font-weight-asian="bold" style:font-weight-complex="bold"/>
    </style:style>
    <style:style style:name="P26" style:family="paragraph" style:parent-style-name="Standard">
      <style:paragraph-properties fo:text-align="start" style:justify-single-word="false"/>
      <style:text-properties fo:font-weight="bold" officeooo:rsid="004c2777" officeooo:paragraph-rsid="004da6e5" style:font-weight-asian="bold" style:font-weight-complex="bold"/>
    </style:style>
    <style:style style:name="P27" style:family="paragraph" style:parent-style-name="Standard">
      <style:paragraph-properties fo:text-align="start" style:justify-single-word="false"/>
      <style:text-properties fo:font-weight="bold" officeooo:rsid="004e770e" officeooo:paragraph-rsid="004e770e" style:font-weight-asian="bold" style:font-weight-complex="bold"/>
    </style:style>
    <style:style style:name="P28" style:family="paragraph" style:parent-style-name="Standard">
      <style:paragraph-properties fo:text-align="start" style:justify-single-word="false"/>
      <style:text-properties fo:font-weight="bold" officeooo:rsid="004fe9d8" officeooo:paragraph-rsid="004fe9d8" style:font-weight-asian="bold" style:font-weight-complex="bold"/>
    </style:style>
    <style:style style:name="P29" style:family="paragraph" style:parent-style-name="Standard">
      <style:paragraph-properties fo:text-align="start" style:justify-single-word="false"/>
      <style:text-properties fo:font-weight="bold" officeooo:rsid="00519e16" officeooo:paragraph-rsid="00519e16" style:font-weight-asian="bold" style:font-weight-complex="bold"/>
    </style:style>
    <style:style style:name="P30" style:family="paragraph" style:parent-style-name="Standard">
      <style:paragraph-properties fo:text-align="start" style:justify-single-word="false"/>
      <style:text-properties fo:font-weight="bold" officeooo:rsid="0055a900" officeooo:paragraph-rsid="0055a900" style:font-weight-asian="bold" style:font-weight-complex="bold"/>
    </style:style>
    <style:style style:name="P31" style:family="paragraph" style:parent-style-name="Standard">
      <style:paragraph-properties fo:text-align="center" style:justify-single-word="false"/>
      <style:text-properties fo:font-weight="bold" officeooo:rsid="0055a900" officeooo:paragraph-rsid="0055a900" style:font-weight-asian="bold" style:font-weight-complex="bold"/>
    </style:style>
    <style:style style:name="P32" style:family="paragraph" style:parent-style-name="Standard">
      <style:paragraph-properties fo:text-align="start" style:justify-single-word="false"/>
      <style:text-properties fo:font-weight="bold" officeooo:rsid="005726b2" officeooo:paragraph-rsid="005726b2" style:font-weight-asian="bold" style:font-weight-complex="bold"/>
    </style:style>
    <style:style style:name="P33" style:family="paragraph" style:parent-style-name="Standard">
      <style:paragraph-properties fo:text-align="start" style:justify-single-word="false"/>
      <style:text-properties fo:font-weight="bold" officeooo:rsid="0059b824" officeooo:paragraph-rsid="0059b824" style:font-weight-asian="bold" style:font-weight-complex="bold"/>
    </style:style>
    <style:style style:name="P34" style:family="paragraph" style:parent-style-name="Standard">
      <style:paragraph-properties fo:text-align="start" style:justify-single-word="false"/>
      <style:text-properties fo:font-weight="bold" officeooo:rsid="005b7f9a" officeooo:paragraph-rsid="005b7f9a" style:font-weight-asian="bold" style:font-weight-complex="bold"/>
    </style:style>
    <style:style style:name="P35" style:family="paragraph" style:parent-style-name="Standard">
      <style:paragraph-properties fo:text-align="start" style:justify-single-word="false"/>
      <style:text-properties fo:font-weight="bold" officeooo:rsid="005e7924" officeooo:paragraph-rsid="005e7924" style:font-weight-asian="bold" style:font-weight-complex="bold"/>
    </style:style>
    <style:style style:name="P36" style:family="paragraph" style:parent-style-name="Standard">
      <style:paragraph-properties fo:text-align="start" style:justify-single-word="false"/>
      <style:text-properties fo:font-weight="bold" officeooo:rsid="005fbf5e" officeooo:paragraph-rsid="005fbf5e" style:font-weight-asian="bold" style:font-weight-complex="bold"/>
    </style:style>
    <style:style style:name="P37" style:family="paragraph" style:parent-style-name="Standard">
      <style:paragraph-properties fo:text-align="start" style:justify-single-word="false"/>
      <style:text-properties fo:font-weight="bold" officeooo:rsid="0060f46a" officeooo:paragraph-rsid="0060f46a" style:font-weight-asian="bold" style:font-weight-complex="bold"/>
    </style:style>
    <style:style style:name="P38" style:family="paragraph" style:parent-style-name="Standard">
      <style:paragraph-properties fo:text-align="start" style:justify-single-word="false"/>
      <style:text-properties fo:font-weight="bold" officeooo:rsid="0063deab" officeooo:paragraph-rsid="0063deab" style:font-weight-asian="bold" style:font-weight-complex="bold"/>
    </style:style>
    <style:style style:name="P39" style:family="paragraph" style:parent-style-name="Standard">
      <style:paragraph-properties fo:text-align="center" style:justify-single-word="false"/>
      <style:text-properties fo:font-weight="bold" officeooo:rsid="0063deab" officeooo:paragraph-rsid="0063deab" style:font-weight-asian="bold" style:font-weight-complex="bold"/>
    </style:style>
    <style:style style:name="P40" style:family="paragraph" style:parent-style-name="Standard">
      <style:paragraph-properties fo:text-align="start" style:justify-single-word="false"/>
      <style:text-properties fo:font-weight="bold" officeooo:rsid="006404e8" officeooo:paragraph-rsid="006404e8" style:font-weight-asian="bold" style:font-weight-complex="bold"/>
    </style:style>
    <style:style style:name="P41" style:family="paragraph" style:parent-style-name="Standard">
      <style:paragraph-properties fo:text-align="start" style:justify-single-word="false"/>
      <style:text-properties fo:font-weight="bold" officeooo:rsid="0067c7f5" officeooo:paragraph-rsid="00663734" style:font-weight-asian="bold" style:font-weight-complex="bold"/>
    </style:style>
    <style:style style:name="P42" style:family="paragraph" style:parent-style-name="Standard">
      <style:paragraph-properties fo:text-align="start" style:justify-single-word="false"/>
      <style:text-properties fo:font-weight="bold" officeooo:rsid="0067c7f5" officeooo:paragraph-rsid="0067c7f5" style:font-weight-asian="bold" style:font-weight-complex="bold"/>
    </style:style>
    <style:style style:name="P43" style:family="paragraph" style:parent-style-name="Standard">
      <style:paragraph-properties fo:text-align="start" style:justify-single-word="false"/>
      <style:text-properties fo:font-weight="bold" officeooo:rsid="006cfae1" officeooo:paragraph-rsid="006973b8" style:font-weight-asian="bold" style:font-weight-complex="bold"/>
    </style:style>
    <style:style style:name="P44" style:family="paragraph" style:parent-style-name="Standard">
      <style:paragraph-properties fo:text-align="start" style:justify-single-word="false"/>
      <style:text-properties fo:font-weight="bold" officeooo:rsid="006e7f21" officeooo:paragraph-rsid="006cfae1" style:font-weight-asian="bold" style:font-weight-complex="bold"/>
    </style:style>
    <style:style style:name="P45" style:family="paragraph" style:parent-style-name="Standard">
      <style:paragraph-properties fo:text-align="start" style:justify-single-word="false"/>
      <style:text-properties fo:font-weight="bold" officeooo:rsid="006e7f21" officeooo:paragraph-rsid="006e7f21" style:font-weight-asian="bold" style:font-weight-complex="bold"/>
    </style:style>
    <style:style style:name="P46" style:family="paragraph" style:parent-style-name="Standard">
      <style:paragraph-properties fo:text-align="start" style:justify-single-word="false"/>
      <style:text-properties fo:font-weight="bold" officeooo:rsid="0070293e" officeooo:paragraph-rsid="0070293e" style:font-weight-asian="bold" style:font-weight-complex="bold"/>
    </style:style>
    <style:style style:name="P47" style:family="paragraph" style:parent-style-name="Standard">
      <style:paragraph-properties fo:text-align="start" style:justify-single-word="false"/>
      <style:text-properties fo:font-weight="bold" officeooo:rsid="0053dc08" officeooo:paragraph-rsid="0053dc08" style:font-weight-asian="bold" style:font-weight-complex="bold"/>
    </style:style>
    <style:style style:name="P48" style:family="paragraph" style:parent-style-name="Standard">
      <style:paragraph-properties fo:text-align="start" style:justify-single-word="false"/>
      <style:text-properties fo:font-weight="bold" officeooo:rsid="0053dc08" officeooo:paragraph-rsid="00a55aaf" style:font-weight-asian="bold" style:font-weight-complex="bold"/>
    </style:style>
    <style:style style:name="P49" style:family="paragraph" style:parent-style-name="Standard">
      <style:paragraph-properties fo:text-align="start" style:justify-single-word="false"/>
      <style:text-properties fo:font-weight="bold" officeooo:rsid="007308cd" officeooo:paragraph-rsid="007308cd" style:font-weight-asian="bold" style:font-weight-complex="bold"/>
    </style:style>
    <style:style style:name="P50" style:family="paragraph" style:parent-style-name="Standard">
      <style:paragraph-properties fo:text-align="start" style:justify-single-word="false"/>
      <style:text-properties fo:font-weight="bold" officeooo:rsid="00739d0a" officeooo:paragraph-rsid="0053dc08" style:font-weight-asian="bold" style:font-weight-complex="bold"/>
    </style:style>
    <style:style style:name="P51" style:family="paragraph" style:parent-style-name="Standard">
      <style:paragraph-properties fo:text-align="start" style:justify-single-word="false"/>
      <style:text-properties fo:font-weight="bold" officeooo:rsid="00739d0a" officeooo:paragraph-rsid="00739d0a" style:font-weight-asian="bold" style:font-weight-complex="bold"/>
    </style:style>
    <style:style style:name="P52" style:family="paragraph" style:parent-style-name="Standard">
      <style:paragraph-properties fo:text-align="start" style:justify-single-word="false"/>
      <style:text-properties fo:font-weight="bold" officeooo:rsid="00753a63" officeooo:paragraph-rsid="00753a63" style:font-weight-asian="bold" style:font-weight-complex="bold"/>
    </style:style>
    <style:style style:name="P53" style:family="paragraph" style:parent-style-name="Standard">
      <style:paragraph-properties fo:text-align="start" style:justify-single-word="false"/>
      <style:text-properties fo:font-weight="bold" officeooo:rsid="0077ea00" officeooo:paragraph-rsid="0077ea00" style:font-weight-asian="bold" style:font-weight-complex="bold"/>
    </style:style>
    <style:style style:name="P54" style:family="paragraph" style:parent-style-name="Standard">
      <style:paragraph-properties fo:text-align="start" style:justify-single-word="false"/>
      <style:text-properties fo:font-weight="bold" officeooo:rsid="00785acb" officeooo:paragraph-rsid="00785acb" style:font-weight-asian="bold" style:font-weight-complex="bold"/>
    </style:style>
    <style:style style:name="P55" style:family="paragraph" style:parent-style-name="Standard">
      <style:paragraph-properties fo:text-align="start" style:justify-single-word="false"/>
      <style:text-properties fo:font-weight="bold" officeooo:rsid="00788d19" officeooo:paragraph-rsid="00788d19" style:font-weight-asian="bold" style:font-weight-complex="bold"/>
    </style:style>
    <style:style style:name="P56" style:family="paragraph" style:parent-style-name="Standard">
      <style:paragraph-properties fo:text-align="start" style:justify-single-word="false"/>
      <style:text-properties fo:font-weight="bold" officeooo:rsid="00792823" officeooo:paragraph-rsid="00739d0a" style:font-weight-asian="bold" style:font-weight-complex="bold"/>
    </style:style>
    <style:style style:name="P57" style:family="paragraph" style:parent-style-name="Standard">
      <style:paragraph-properties fo:text-align="start" style:justify-single-word="false"/>
      <style:text-properties fo:font-weight="bold" officeooo:rsid="007fafa9" officeooo:paragraph-rsid="007fafa9" style:font-weight-asian="bold" style:font-weight-complex="bold"/>
    </style:style>
    <style:style style:name="P58" style:family="paragraph" style:parent-style-name="Standard">
      <style:paragraph-properties fo:text-align="start" style:justify-single-word="false"/>
      <style:text-properties fo:font-weight="bold" officeooo:rsid="00820d03" officeooo:paragraph-rsid="00820d03" style:font-weight-asian="bold" style:font-weight-complex="bold"/>
    </style:style>
    <style:style style:name="P59" style:family="paragraph" style:parent-style-name="Standard">
      <style:paragraph-properties fo:text-align="start" style:justify-single-word="false"/>
      <style:text-properties fo:font-weight="bold" officeooo:rsid="0084466b" officeooo:paragraph-rsid="0084466b" style:font-weight-asian="bold" style:font-weight-complex="bold"/>
    </style:style>
    <style:style style:name="P60" style:family="paragraph" style:parent-style-name="Standard">
      <style:paragraph-properties fo:text-align="start" style:justify-single-word="false"/>
      <style:text-properties fo:font-weight="bold" officeooo:rsid="00845506" officeooo:paragraph-rsid="00845506" style:font-weight-asian="bold" style:font-weight-complex="bold"/>
    </style:style>
    <style:style style:name="P61" style:family="paragraph" style:parent-style-name="Standard">
      <style:paragraph-properties fo:text-align="start" style:justify-single-word="false"/>
      <style:text-properties fo:font-weight="bold" officeooo:rsid="008485b7" officeooo:paragraph-rsid="008485b7" style:font-weight-asian="bold" style:font-weight-complex="bold"/>
    </style:style>
    <style:style style:name="P62" style:family="paragraph" style:parent-style-name="Standard">
      <style:paragraph-properties fo:text-align="start" style:justify-single-word="false"/>
      <style:text-properties fo:font-weight="bold" officeooo:rsid="00867715" officeooo:paragraph-rsid="00867715" style:font-weight-asian="bold" style:font-weight-complex="bold"/>
    </style:style>
    <style:style style:name="P63" style:family="paragraph" style:parent-style-name="Standard">
      <style:paragraph-properties fo:text-align="start" style:justify-single-word="false"/>
      <style:text-properties fo:font-weight="bold" officeooo:rsid="00877942" officeooo:paragraph-rsid="00877942" style:font-weight-asian="bold" style:font-weight-complex="bold"/>
    </style:style>
    <style:style style:name="P64" style:family="paragraph" style:parent-style-name="Standard">
      <style:paragraph-properties fo:text-align="start" style:justify-single-word="false"/>
      <style:text-properties fo:font-weight="bold" officeooo:rsid="006e9558" officeooo:paragraph-rsid="006e9558" style:font-weight-asian="bold" style:font-weight-complex="bold"/>
    </style:style>
    <style:style style:name="P65" style:family="paragraph" style:parent-style-name="Standard">
      <style:paragraph-properties fo:text-align="start" style:justify-single-word="false"/>
      <style:text-properties fo:font-weight="bold" officeooo:rsid="0097b114" officeooo:paragraph-rsid="0097b114" style:font-weight-asian="bold" style:font-weight-complex="bold"/>
    </style:style>
    <style:style style:name="P66" style:family="paragraph" style:parent-style-name="Standard">
      <style:paragraph-properties fo:text-align="start" style:justify-single-word="false"/>
      <style:text-properties fo:font-weight="bold" officeooo:rsid="009939fc" officeooo:paragraph-rsid="009939fc" style:font-weight-asian="bold" style:font-weight-complex="bold"/>
    </style:style>
    <style:style style:name="P67" style:family="paragraph" style:parent-style-name="Standard">
      <style:paragraph-properties fo:text-align="start" style:justify-single-word="false"/>
      <style:text-properties fo:font-weight="bold" officeooo:rsid="009a2dad" officeooo:paragraph-rsid="009a2dad" style:font-weight-asian="bold" style:font-weight-complex="bold"/>
    </style:style>
    <style:style style:name="P68" style:family="paragraph" style:parent-style-name="Standard">
      <style:paragraph-properties fo:text-align="start" style:justify-single-word="false"/>
      <style:text-properties fo:font-weight="bold" officeooo:rsid="009ab308" officeooo:paragraph-rsid="009ab308" style:font-weight-asian="bold" style:font-weight-complex="bold"/>
    </style:style>
    <style:style style:name="P69" style:family="paragraph" style:parent-style-name="Standard">
      <style:paragraph-properties fo:text-align="start" style:justify-single-word="false"/>
      <style:text-properties fo:font-weight="bold" officeooo:rsid="008f2cdd" officeooo:paragraph-rsid="008f2cdd" style:font-weight-asian="bold" style:font-weight-complex="bold"/>
    </style:style>
    <style:style style:name="P70" style:family="paragraph" style:parent-style-name="Standard">
      <style:paragraph-properties fo:text-align="start" style:justify-single-word="false"/>
      <style:text-properties fo:font-weight="bold" officeooo:rsid="0091ecb6" officeooo:paragraph-rsid="0091ecb6" style:font-weight-asian="bold" style:font-weight-complex="bold"/>
    </style:style>
    <style:style style:name="P71" style:family="paragraph" style:parent-style-name="Standard">
      <style:paragraph-properties fo:text-align="start" style:justify-single-word="false"/>
      <style:text-properties fo:font-weight="bold" officeooo:rsid="0094a20c" officeooo:paragraph-rsid="0093350c" style:font-weight-asian="bold" style:font-weight-complex="bold"/>
    </style:style>
    <style:style style:name="P72" style:family="paragraph" style:parent-style-name="Standard">
      <style:paragraph-properties fo:text-align="start" style:justify-single-word="false"/>
      <style:text-properties fo:font-weight="bold" officeooo:rsid="0094a20c" officeooo:paragraph-rsid="0094a20c" style:font-weight-asian="bold" style:font-weight-complex="bold"/>
    </style:style>
    <style:style style:name="P73" style:family="paragraph" style:parent-style-name="Standard">
      <style:paragraph-properties fo:text-align="start" style:justify-single-word="false"/>
      <style:text-properties fo:font-weight="bold" officeooo:rsid="00967cd1" officeooo:paragraph-rsid="0094a20c" style:font-weight-asian="bold" style:font-weight-complex="bold"/>
    </style:style>
    <style:style style:name="P74" style:family="paragraph" style:parent-style-name="Standard">
      <style:paragraph-properties fo:text-align="start" style:justify-single-word="false"/>
      <style:text-properties fo:font-weight="bold" officeooo:rsid="00967cd1" officeooo:paragraph-rsid="00967cd1" style:font-weight-asian="bold" style:font-weight-complex="bold"/>
    </style:style>
    <style:style style:name="P75" style:family="paragraph" style:parent-style-name="Standard">
      <style:paragraph-properties fo:text-align="start" style:justify-single-word="false"/>
      <style:text-properties fo:font-weight="bold" officeooo:rsid="009c2def" officeooo:paragraph-rsid="009c2def" style:font-weight-asian="bold" style:font-weight-complex="bold"/>
    </style:style>
    <style:style style:name="P76" style:family="paragraph" style:parent-style-name="Standard">
      <style:paragraph-properties fo:text-align="start" style:justify-single-word="false"/>
      <style:text-properties fo:font-weight="bold" officeooo:rsid="00a12278" officeooo:paragraph-rsid="00a12278" style:font-weight-asian="bold" style:font-weight-complex="bold"/>
    </style:style>
    <style:style style:name="P77" style:family="paragraph" style:parent-style-name="Standard">
      <style:paragraph-properties fo:text-align="start" style:justify-single-word="false"/>
      <style:text-properties fo:font-weight="bold" officeooo:rsid="00a3af9d" officeooo:paragraph-rsid="00a3af9d" style:font-weight-asian="bold" style:font-weight-complex="bold"/>
    </style:style>
    <style:style style:name="P78" style:family="paragraph" style:parent-style-name="Standard">
      <style:paragraph-properties fo:text-align="start" style:justify-single-word="false"/>
      <style:text-properties fo:font-weight="bold" officeooo:rsid="00a58315" officeooo:paragraph-rsid="00a58315" style:font-weight-asian="bold" style:font-weight-complex="bold"/>
    </style:style>
    <style:style style:name="P79" style:family="paragraph" style:parent-style-name="Standard">
      <style:paragraph-properties fo:text-align="start" style:justify-single-word="false"/>
      <style:text-properties fo:font-weight="bold" officeooo:rsid="00a69af0" officeooo:paragraph-rsid="00a69af0" style:font-weight-asian="bold" style:font-weight-complex="bold"/>
    </style:style>
    <style:style style:name="P80" style:family="paragraph" style:parent-style-name="Standard">
      <style:paragraph-properties fo:text-align="start" style:justify-single-word="false"/>
      <style:text-properties fo:font-weight="bold" officeooo:rsid="00a85ce2" officeooo:paragraph-rsid="00a85ce2" style:font-weight-asian="bold" style:font-weight-complex="bold"/>
    </style:style>
    <style:style style:name="P81" style:family="paragraph" style:parent-style-name="Standard">
      <style:paragraph-properties fo:text-align="start" style:justify-single-word="false"/>
      <style:text-properties fo:font-weight="bold" officeooo:rsid="00a91642" officeooo:paragraph-rsid="00a91642" style:font-weight-asian="bold" style:font-weight-complex="bold"/>
    </style:style>
    <style:style style:name="P82" style:family="paragraph" style:parent-style-name="Standard">
      <style:paragraph-properties fo:text-align="start" style:justify-single-word="false"/>
      <style:text-properties fo:font-weight="bold" officeooo:rsid="00a9800a" officeooo:paragraph-rsid="00a9800a" style:font-weight-asian="bold" style:font-weight-complex="bold"/>
    </style:style>
    <style:style style:name="P83" style:family="paragraph" style:parent-style-name="Standard">
      <style:paragraph-properties fo:text-align="start" style:justify-single-word="false"/>
      <style:text-properties officeooo:paragraph-rsid="002cd9d3"/>
    </style:style>
    <style:style style:name="P84" style:family="paragraph" style:parent-style-name="Standard">
      <style:paragraph-properties fo:text-align="start" style:justify-single-word="false"/>
      <style:text-properties officeooo:rsid="006404e8" officeooo:paragraph-rsid="006404e8"/>
    </style:style>
    <style:style style:name="P85" style:family="paragraph" style:parent-style-name="Standard">
      <style:paragraph-properties fo:text-align="start" style:justify-single-word="false"/>
      <style:text-properties officeooo:rsid="00663734" officeooo:paragraph-rsid="00663734"/>
    </style:style>
    <style:style style:name="P86" style:family="paragraph" style:parent-style-name="Standard">
      <style:paragraph-properties fo:text-align="start" style:justify-single-word="false"/>
      <style:text-properties officeooo:rsid="006973b8" officeooo:paragraph-rsid="006973b8"/>
    </style:style>
    <style:style style:name="P87" style:family="paragraph" style:parent-style-name="Standard">
      <style:paragraph-properties fo:text-align="start" style:justify-single-word="false"/>
      <style:text-properties officeooo:rsid="006cfae1" officeooo:paragraph-rsid="006cfae1"/>
    </style:style>
    <style:style style:name="P88" style:family="paragraph" style:parent-style-name="Standard">
      <style:paragraph-properties fo:text-align="start" style:justify-single-word="false"/>
      <style:text-properties officeooo:rsid="00785acb" officeooo:paragraph-rsid="00788d19"/>
    </style:style>
    <style:style style:name="P89" style:family="paragraph" style:parent-style-name="Standard">
      <style:paragraph-properties fo:text-align="center" style:justify-single-word="false"/>
      <style:text-properties fo:font-size="13pt" fo:font-weight="bold" officeooo:rsid="002b7c45" officeooo:paragraph-rsid="002b7c45" style:font-size-asian="13pt" style:font-weight-asian="bold" style:font-size-complex="13pt" style:font-weight-complex="bold"/>
    </style:style>
    <style:style style:name="P90" style:family="paragraph" style:parent-style-name="Standard">
      <style:paragraph-properties fo:text-align="start" style:justify-single-word="false"/>
      <style:text-properties fo:font-size="13pt" fo:font-weight="bold" officeooo:rsid="008e46f0" officeooo:paragraph-rsid="008e46f0" style:font-size-asian="13pt" style:font-weight-asian="bold" style:font-size-complex="13pt" style:font-weight-complex="bold"/>
    </style:style>
    <style:style style:name="P91" style:family="paragraph" style:parent-style-name="Standard">
      <style:paragraph-properties fo:text-align="start" style:justify-single-word="false"/>
      <style:text-properties officeooo:rsid="0093350c" officeooo:paragraph-rsid="0093350c"/>
    </style:style>
    <style:style style:name="P92" style:family="paragraph" style:parent-style-name="Standard" style:list-style-name="L1">
      <style:paragraph-properties fo:text-align="start" style:justify-single-word="false"/>
      <style:text-properties fo:font-weight="bold" officeooo:rsid="001fa818" officeooo:paragraph-rsid="001fa818" style:font-weight-asian="bold" style:font-weight-complex="bold"/>
    </style:style>
    <style:style style:name="P93" style:family="paragraph" style:parent-style-name="Standard" style:list-style-name="L2">
      <style:paragraph-properties fo:text-align="start" style:justify-single-word="false"/>
      <style:text-properties fo:font-weight="bold" officeooo:rsid="001fa818" officeooo:paragraph-rsid="001fa818" style:font-weight-asian="bold" style:font-weight-complex="bold"/>
    </style:style>
    <style:style style:name="P94" style:family="paragraph" style:parent-style-name="Standard" style:list-style-name="L3">
      <style:paragraph-properties fo:text-align="start" style:justify-single-word="false"/>
      <style:text-properties fo:font-weight="bold" officeooo:rsid="00201e48" officeooo:paragraph-rsid="00201e48" style:font-weight-asian="bold" style:font-weight-complex="bold"/>
    </style:style>
    <style:style style:name="P95" style:family="paragraph" style:parent-style-name="Standard" style:list-style-name="L4">
      <style:paragraph-properties fo:text-align="start" style:justify-single-word="false"/>
      <style:text-properties fo:font-weight="bold" officeooo:rsid="0020ed25" officeooo:paragraph-rsid="0020ed25" style:font-weight-asian="bold" style:font-weight-complex="bold"/>
    </style:style>
    <style:style style:name="P96" style:family="paragraph" style:parent-style-name="Standard" style:list-style-name="L4">
      <style:paragraph-properties fo:text-align="start" style:justify-single-word="false"/>
      <style:text-properties fo:font-weight="bold" officeooo:rsid="00223893" officeooo:paragraph-rsid="00223893" style:font-weight-asian="bold" style:font-weight-complex="bold"/>
    </style:style>
    <style:style style:name="P97" style:family="paragraph" style:parent-style-name="Standard" style:list-style-name="L4">
      <style:paragraph-properties fo:text-align="start" style:justify-single-word="false"/>
      <style:text-properties fo:font-weight="bold" officeooo:rsid="0023985e" officeooo:paragraph-rsid="0023985e" style:font-weight-asian="bold" style:font-weight-complex="bold"/>
    </style:style>
    <style:style style:name="P98" style:family="paragraph" style:parent-style-name="Standard" style:list-style-name="L5">
      <style:paragraph-properties fo:text-align="start" style:justify-single-word="false"/>
      <style:text-properties fo:font-weight="bold" officeooo:rsid="00247dce" officeooo:paragraph-rsid="00247dce" style:font-weight-asian="bold" style:font-weight-complex="bold"/>
    </style:style>
    <style:style style:name="P99" style:family="paragraph" style:parent-style-name="Standard" style:list-style-name="L6">
      <style:paragraph-properties fo:text-align="start" style:justify-single-word="false"/>
      <style:text-properties fo:font-weight="bold" officeooo:rsid="00265ff3" officeooo:paragraph-rsid="00265ff3" style:font-weight-asian="bold" style:font-weight-complex="bold"/>
    </style:style>
    <style:style style:name="P100" style:family="paragraph" style:parent-style-name="Standard" style:list-style-name="L7">
      <style:paragraph-properties fo:text-align="start" style:justify-single-word="false"/>
      <style:text-properties fo:font-weight="bold" officeooo:rsid="0026fb7e" officeooo:paragraph-rsid="0026fb7e" style:font-weight-asian="bold" style:font-weight-complex="bold"/>
    </style:style>
    <style:style style:name="P101" style:family="paragraph" style:parent-style-name="Standard" style:list-style-name="L9">
      <style:paragraph-properties fo:text-align="start" style:justify-single-word="false"/>
      <style:text-properties fo:font-weight="bold" officeooo:rsid="002bba44" officeooo:paragraph-rsid="002bba44" style:font-weight-asian="bold" style:font-weight-complex="bold"/>
    </style:style>
    <style:style style:name="P102" style:family="paragraph" style:parent-style-name="Standard" style:list-style-name="L13">
      <style:paragraph-properties fo:text-align="start" style:justify-single-word="false"/>
      <style:text-properties fo:font-weight="bold" officeooo:rsid="002bba44" officeooo:paragraph-rsid="002e6482" style:font-weight-asian="bold" style:font-weight-complex="bold"/>
    </style:style>
    <style:style style:name="P103" style:family="paragraph" style:parent-style-name="Standard" style:list-style-name="L10">
      <style:paragraph-properties fo:text-align="start" style:justify-single-word="false"/>
      <style:text-properties fo:font-weight="bold" officeooo:rsid="002bedee" officeooo:paragraph-rsid="002bedee" style:font-weight-asian="bold" style:font-weight-complex="bold"/>
    </style:style>
    <style:style style:name="P104" style:family="paragraph" style:parent-style-name="Standard" style:list-style-name="L11">
      <style:paragraph-properties fo:text-align="start" style:justify-single-word="false"/>
      <style:text-properties fo:font-weight="bold" officeooo:rsid="002c7ca9" officeooo:paragraph-rsid="002c7ca9" style:font-weight-asian="bold" style:font-weight-complex="bold"/>
    </style:style>
    <style:style style:name="P105" style:family="paragraph" style:parent-style-name="Standard" style:list-style-name="L12">
      <style:paragraph-properties fo:text-align="start" style:justify-single-word="false"/>
      <style:text-properties fo:font-weight="bold" officeooo:rsid="002c9e0b" officeooo:paragraph-rsid="002c9e0b" style:font-weight-asian="bold" style:font-weight-complex="bold"/>
    </style:style>
    <style:style style:name="P106" style:family="paragraph" style:parent-style-name="Standard" style:list-style-name="L13">
      <style:paragraph-properties fo:text-align="start" style:justify-single-word="false"/>
      <style:text-properties fo:font-weight="bold" officeooo:rsid="002e6482" officeooo:paragraph-rsid="002e6482" style:font-weight-asian="bold" style:font-weight-complex="bold"/>
    </style:style>
    <style:style style:name="P107" style:family="paragraph" style:parent-style-name="Standard" style:list-style-name="L14">
      <style:paragraph-properties fo:text-align="start" style:justify-single-word="false"/>
      <style:text-properties fo:font-weight="bold" officeooo:rsid="002e6482" officeooo:paragraph-rsid="002e6482" style:font-weight-asian="bold" style:font-weight-complex="bold"/>
    </style:style>
    <style:style style:name="P108" style:family="paragraph" style:parent-style-name="Standard" style:list-style-name="L15">
      <style:paragraph-properties fo:text-align="start" style:justify-single-word="false"/>
      <style:text-properties fo:font-weight="bold" officeooo:rsid="002e6482" officeooo:paragraph-rsid="002e6482" style:font-weight-asian="bold" style:font-weight-complex="bold"/>
    </style:style>
    <style:style style:name="P109" style:family="paragraph" style:parent-style-name="Standard" style:list-style-name="L15">
      <style:paragraph-properties fo:text-align="start" style:justify-single-word="false"/>
      <style:text-properties fo:font-weight="bold" officeooo:rsid="007def25" officeooo:paragraph-rsid="007def25" style:font-weight-asian="bold" style:font-weight-complex="bold"/>
    </style:style>
    <style:style style:name="P110" style:family="paragraph" style:parent-style-name="Standard" style:list-style-name="L16">
      <style:paragraph-properties fo:text-align="start" style:justify-single-word="false"/>
      <style:text-properties fo:font-weight="bold" officeooo:rsid="007fafa9" officeooo:paragraph-rsid="007fafa9" style:font-weight-asian="bold" style:font-weight-complex="bold"/>
    </style:style>
    <style:style style:name="P111" style:family="paragraph" style:parent-style-name="Standard" style:list-style-name="L17">
      <style:paragraph-properties fo:text-align="start" style:justify-single-word="false"/>
      <style:text-properties fo:font-weight="bold" officeooo:rsid="0036e5b9" officeooo:paragraph-rsid="0036e5b9" style:font-weight-asian="bold" style:font-weight-complex="bold"/>
    </style:style>
    <style:style style:name="P112" style:family="paragraph" style:parent-style-name="Standard" style:list-style-name="L18">
      <style:paragraph-properties fo:text-align="start" style:justify-single-word="false"/>
      <style:text-properties fo:font-weight="bold" officeooo:rsid="0036e5b9" officeooo:paragraph-rsid="0036e5b9" style:font-weight-asian="bold" style:font-weight-complex="bold"/>
    </style:style>
    <style:style style:name="P113" style:family="paragraph" style:parent-style-name="Standard" style:list-style-name="L18">
      <style:paragraph-properties fo:text-align="start" style:justify-single-word="false"/>
      <style:text-properties fo:font-weight="bold" officeooo:rsid="0038343a" officeooo:paragraph-rsid="0038343a" style:font-weight-asian="bold" style:font-weight-complex="bold"/>
    </style:style>
    <style:style style:name="P114" style:family="paragraph" style:parent-style-name="Standard" style:list-style-name="L19">
      <style:paragraph-properties fo:text-align="start" style:justify-single-word="false"/>
      <style:text-properties fo:font-weight="bold" officeooo:rsid="0038343a" officeooo:paragraph-rsid="0038343a" style:font-weight-asian="bold" style:font-weight-complex="bold"/>
    </style:style>
    <style:style style:name="P115" style:family="paragraph" style:parent-style-name="Standard" style:list-style-name="L20">
      <style:paragraph-properties fo:text-align="start" style:justify-single-word="false"/>
      <style:text-properties fo:font-weight="bold" officeooo:rsid="003ae04c" officeooo:paragraph-rsid="003ae04c" style:font-weight-asian="bold" style:font-weight-complex="bold"/>
    </style:style>
    <style:style style:name="P116" style:family="paragraph" style:parent-style-name="Standard" style:list-style-name="L21">
      <style:paragraph-properties fo:text-align="start" style:justify-single-word="false"/>
      <style:text-properties fo:font-weight="bold" officeooo:rsid="003ae04c" officeooo:paragraph-rsid="003ae04c" style:font-weight-asian="bold" style:font-weight-complex="bold"/>
    </style:style>
    <style:style style:name="P117" style:family="paragraph" style:parent-style-name="Standard" style:list-style-name="L22">
      <style:paragraph-properties fo:text-align="start" style:justify-single-word="false"/>
      <style:text-properties fo:font-weight="bold" officeooo:rsid="003ae04c" officeooo:paragraph-rsid="003ae04c" style:font-weight-asian="bold" style:font-weight-complex="bold"/>
    </style:style>
    <style:style style:name="P118" style:family="paragraph" style:parent-style-name="Standard" style:list-style-name="L23">
      <style:paragraph-properties fo:text-align="start" style:justify-single-word="false"/>
      <style:text-properties fo:font-weight="bold" officeooo:rsid="003cded5" officeooo:paragraph-rsid="003cded5" style:font-weight-asian="bold" style:font-weight-complex="bold"/>
    </style:style>
    <style:style style:name="P119" style:family="paragraph" style:parent-style-name="Standard" style:list-style-name="L23">
      <style:paragraph-properties fo:text-align="start" style:justify-single-word="false"/>
      <style:text-properties fo:font-weight="bold" officeooo:rsid="0059c15d" officeooo:paragraph-rsid="0059c15d" style:font-weight-asian="bold" style:font-weight-complex="bold"/>
    </style:style>
    <style:style style:name="P120" style:family="paragraph" style:parent-style-name="Standard" style:list-style-name="L24">
      <style:paragraph-properties fo:text-align="start" style:justify-single-word="false"/>
      <style:text-properties fo:font-weight="bold" officeooo:rsid="003e8343" officeooo:paragraph-rsid="003e8343" style:font-weight-asian="bold" style:font-weight-complex="bold"/>
    </style:style>
    <style:style style:name="P121" style:family="paragraph" style:parent-style-name="Standard" style:list-style-name="L25">
      <style:paragraph-properties fo:text-align="start" style:justify-single-word="false"/>
      <style:text-properties fo:font-weight="bold" officeooo:rsid="00408165" officeooo:paragraph-rsid="00408165" style:font-weight-asian="bold" style:font-weight-complex="bold"/>
    </style:style>
    <style:style style:name="P122" style:family="paragraph" style:parent-style-name="Standard" style:list-style-name="L26">
      <style:paragraph-properties fo:text-align="start" style:justify-single-word="false"/>
      <style:text-properties fo:font-weight="bold" officeooo:rsid="00408165" officeooo:paragraph-rsid="00408165" style:font-weight-asian="bold" style:font-weight-complex="bold"/>
    </style:style>
    <style:style style:name="P123" style:family="paragraph" style:parent-style-name="Standard" style:list-style-name="L27">
      <style:paragraph-properties fo:text-align="start" style:justify-single-word="false"/>
      <style:text-properties fo:font-weight="bold" officeooo:rsid="00459079" officeooo:paragraph-rsid="00459079" style:font-weight-asian="bold" style:font-weight-complex="bold"/>
    </style:style>
    <style:style style:name="P124" style:family="paragraph" style:parent-style-name="Standard" style:list-style-name="L42">
      <style:paragraph-properties fo:text-align="start" style:justify-single-word="false"/>
      <style:text-properties fo:font-weight="bold" officeooo:rsid="00459079" officeooo:paragraph-rsid="00459079" style:font-weight-asian="bold" style:font-weight-complex="bold"/>
    </style:style>
    <style:style style:name="P125" style:family="paragraph" style:parent-style-name="Standard" style:list-style-name="L27">
      <style:paragraph-properties fo:text-align="start" style:justify-single-word="false"/>
      <style:text-properties fo:font-weight="bold" officeooo:rsid="0046a68c" officeooo:paragraph-rsid="0046a68c" style:font-weight-asian="bold" style:font-weight-complex="bold"/>
    </style:style>
    <style:style style:name="P126" style:family="paragraph" style:parent-style-name="Standard" style:list-style-name="L28">
      <style:paragraph-properties fo:text-align="start" style:justify-single-word="false"/>
      <style:text-properties fo:font-weight="bold" officeooo:rsid="004a9f52" officeooo:paragraph-rsid="004a9f52" style:font-weight-asian="bold" style:font-weight-complex="bold"/>
    </style:style>
    <style:style style:name="P127" style:family="paragraph" style:parent-style-name="Standard" style:list-style-name="L29">
      <style:paragraph-properties fo:text-align="start" style:justify-single-word="false"/>
      <style:text-properties fo:font-weight="bold" officeooo:rsid="004a9f52" officeooo:paragraph-rsid="004a9f52" style:font-weight-asian="bold" style:font-weight-complex="bold"/>
    </style:style>
    <style:style style:name="P128" style:family="paragraph" style:parent-style-name="Standard" style:list-style-name="L30">
      <style:paragraph-properties fo:text-align="start" style:justify-single-word="false"/>
      <style:text-properties fo:font-weight="bold" officeooo:rsid="004a9f52" officeooo:paragraph-rsid="004a9f52" style:font-weight-asian="bold" style:font-weight-complex="bold"/>
    </style:style>
    <style:style style:name="P129" style:family="paragraph" style:parent-style-name="Standard" style:list-style-name="L30">
      <style:paragraph-properties fo:text-align="start" style:justify-single-word="false"/>
      <style:text-properties fo:font-weight="bold" officeooo:rsid="004c2777" officeooo:paragraph-rsid="004c2777" style:font-weight-asian="bold" style:font-weight-complex="bold"/>
    </style:style>
    <style:style style:name="P130" style:family="paragraph" style:parent-style-name="Standard" style:list-style-name="L31">
      <style:paragraph-properties fo:text-align="start" style:justify-single-word="false"/>
      <style:text-properties fo:font-weight="bold" officeooo:rsid="004e770e" officeooo:paragraph-rsid="004e770e" style:font-weight-asian="bold" style:font-weight-complex="bold"/>
    </style:style>
    <style:style style:name="P131" style:family="paragraph" style:parent-style-name="Standard" style:list-style-name="L32">
      <style:paragraph-properties fo:text-align="start" style:justify-single-word="false"/>
      <style:text-properties fo:font-weight="bold" officeooo:rsid="004e770e" officeooo:paragraph-rsid="004e770e" style:font-weight-asian="bold" style:font-weight-complex="bold"/>
    </style:style>
    <style:style style:name="P132" style:family="paragraph" style:parent-style-name="Standard" style:list-style-name="L33">
      <style:paragraph-properties fo:text-align="start" style:justify-single-word="false"/>
      <style:text-properties fo:font-weight="bold" officeooo:rsid="004fe9d8" officeooo:paragraph-rsid="004fe9d8" style:font-weight-asian="bold" style:font-weight-complex="bold"/>
    </style:style>
    <style:style style:name="P133" style:family="paragraph" style:parent-style-name="Standard" style:list-style-name="L34">
      <style:paragraph-properties fo:text-align="start" style:justify-single-word="false"/>
      <style:text-properties fo:font-weight="bold" officeooo:rsid="00739d0a" officeooo:paragraph-rsid="00739d0a" style:font-weight-asian="bold" style:font-weight-complex="bold"/>
    </style:style>
    <style:style style:name="P134" style:family="paragraph" style:parent-style-name="Standard" style:list-style-name="L35">
      <style:paragraph-properties fo:text-align="start" style:justify-single-word="false"/>
      <style:text-properties fo:font-weight="bold" officeooo:rsid="00739d0a" officeooo:paragraph-rsid="00739d0a" style:font-weight-asian="bold" style:font-weight-complex="bold"/>
    </style:style>
    <style:style style:name="P135" style:family="paragraph" style:parent-style-name="Standard" style:list-style-name="L35">
      <style:paragraph-properties fo:text-align="start" style:justify-single-word="false"/>
      <style:text-properties fo:font-weight="bold" officeooo:rsid="00753a63" officeooo:paragraph-rsid="00753a63" style:font-weight-asian="bold" style:font-weight-complex="bold"/>
    </style:style>
    <style:style style:name="P136" style:family="paragraph" style:parent-style-name="Standard" style:list-style-name="L36">
      <style:paragraph-properties fo:text-align="start" style:justify-single-word="false"/>
      <style:text-properties fo:font-weight="bold" officeooo:rsid="0077ea00" officeooo:paragraph-rsid="0077ea00" style:font-weight-asian="bold" style:font-weight-complex="bold"/>
    </style:style>
    <style:style style:name="P137" style:family="paragraph" style:parent-style-name="Standard" style:list-style-name="L37">
      <style:paragraph-properties fo:text-align="start" style:justify-single-word="false"/>
      <style:text-properties fo:font-weight="bold" officeooo:rsid="0077ea00" officeooo:paragraph-rsid="0077ea00" style:font-weight-asian="bold" style:font-weight-complex="bold"/>
    </style:style>
    <style:style style:name="P138" style:family="paragraph" style:parent-style-name="Standard" style:list-style-name="L38">
      <style:paragraph-properties fo:text-align="start" style:justify-single-word="false"/>
      <style:text-properties fo:font-weight="bold" officeooo:rsid="00785acb" officeooo:paragraph-rsid="00785acb" style:font-weight-asian="bold" style:font-weight-complex="bold"/>
    </style:style>
    <style:style style:name="P139" style:family="paragraph" style:parent-style-name="Standard" style:list-style-name="L39">
      <style:paragraph-properties fo:text-align="start" style:justify-single-word="false"/>
      <style:text-properties fo:font-weight="bold" officeooo:rsid="00788d19" officeooo:paragraph-rsid="00788d19" style:font-weight-asian="bold" style:font-weight-complex="bold"/>
    </style:style>
    <style:style style:name="P140" style:family="paragraph" style:parent-style-name="Standard" style:list-style-name="L40">
      <style:paragraph-properties fo:text-align="start" style:justify-single-word="false"/>
      <style:text-properties fo:font-weight="bold" officeooo:rsid="007976e2" officeooo:paragraph-rsid="007976e2" style:font-weight-asian="bold" style:font-weight-complex="bold"/>
    </style:style>
    <style:style style:name="P141" style:family="paragraph" style:parent-style-name="Standard" style:list-style-name="L41">
      <style:paragraph-properties fo:text-align="start" style:justify-single-word="false"/>
      <style:text-properties fo:font-weight="bold" officeooo:rsid="00845506" officeooo:paragraph-rsid="00845506" style:font-weight-asian="bold" style:font-weight-complex="bold"/>
    </style:style>
    <style:style style:name="P142" style:family="paragraph" style:parent-style-name="Standard" style:list-style-name="L43">
      <style:paragraph-properties fo:text-align="start" style:justify-single-word="false"/>
      <style:text-properties fo:font-weight="bold" officeooo:rsid="005b7f9a" officeooo:paragraph-rsid="005b7f9a" style:font-weight-asian="bold" style:font-weight-complex="bold"/>
    </style:style>
    <style:style style:name="P143" style:family="paragraph" style:parent-style-name="Standard" style:list-style-name="L45">
      <style:paragraph-properties fo:text-align="start" style:justify-single-word="false"/>
      <style:text-properties fo:font-weight="bold" officeooo:rsid="005b7f9a" officeooo:paragraph-rsid="008a8650" style:font-weight-asian="bold" style:font-weight-complex="bold"/>
    </style:style>
    <style:style style:name="P144" style:family="paragraph" style:parent-style-name="Standard" style:list-style-name="L47">
      <style:paragraph-properties fo:text-align="start" style:justify-single-word="false"/>
      <style:text-properties fo:font-weight="bold" officeooo:rsid="005b7f9a" officeooo:paragraph-rsid="005b7f9a" style:font-weight-asian="bold" style:font-weight-complex="bold"/>
    </style:style>
    <style:style style:name="P145" style:family="paragraph" style:parent-style-name="Standard" style:list-style-name="L48">
      <style:paragraph-properties fo:text-align="start" style:justify-single-word="false"/>
      <style:text-properties fo:font-weight="bold" officeooo:rsid="005b7f9a" officeooo:paragraph-rsid="005b7f9a" style:font-weight-asian="bold" style:font-weight-complex="bold"/>
    </style:style>
    <style:style style:name="P146" style:family="paragraph" style:parent-style-name="Standard" style:list-style-name="L44">
      <style:paragraph-properties fo:text-align="start" style:justify-single-word="false"/>
      <style:text-properties fo:font-weight="bold" officeooo:rsid="008485b7" officeooo:paragraph-rsid="008485b7" style:font-weight-asian="bold" style:font-weight-complex="bold"/>
    </style:style>
    <style:style style:name="P147" style:family="paragraph" style:parent-style-name="Standard" style:list-style-name="L45">
      <style:paragraph-properties fo:text-align="start" style:justify-single-word="false"/>
      <style:text-properties fo:font-weight="bold" officeooo:rsid="008a8650" officeooo:paragraph-rsid="008a8650" style:font-weight-asian="bold" style:font-weight-complex="bold"/>
    </style:style>
    <style:style style:name="P148" style:family="paragraph" style:parent-style-name="Standard" style:list-style-name="L49">
      <style:paragraph-properties fo:text-align="start" style:justify-single-word="false"/>
      <style:text-properties fo:font-weight="bold" officeooo:rsid="005e7924" officeooo:paragraph-rsid="005e7924" style:font-weight-asian="bold" style:font-weight-complex="bold"/>
    </style:style>
    <style:style style:name="P149" style:family="paragraph" style:parent-style-name="Standard" style:list-style-name="L50">
      <style:paragraph-properties fo:text-align="start" style:justify-single-word="false"/>
      <style:text-properties fo:font-weight="bold" officeooo:rsid="005fbf5e" officeooo:paragraph-rsid="005fbf5e" style:font-weight-asian="bold" style:font-weight-complex="bold"/>
    </style:style>
    <style:style style:name="P150" style:family="paragraph" style:parent-style-name="Standard" style:list-style-name="L51">
      <style:paragraph-properties fo:text-align="start" style:justify-single-word="false"/>
      <style:text-properties fo:font-weight="bold" officeooo:rsid="005fbf5e" officeooo:paragraph-rsid="005fbf5e" style:font-weight-asian="bold" style:font-weight-complex="bold"/>
    </style:style>
    <style:style style:name="P151" style:family="paragraph" style:parent-style-name="Standard" style:list-style-name="L52">
      <style:paragraph-properties fo:text-align="start" style:justify-single-word="false"/>
      <style:text-properties fo:font-weight="bold" officeooo:rsid="005fbf5e" officeooo:paragraph-rsid="005fbf5e" style:font-weight-asian="bold" style:font-weight-complex="bold"/>
    </style:style>
    <style:style style:name="P152" style:family="paragraph" style:parent-style-name="Standard" style:list-style-name="L53">
      <style:paragraph-properties fo:text-align="start" style:justify-single-word="false"/>
      <style:text-properties fo:font-weight="bold" officeooo:rsid="0060f46a" officeooo:paragraph-rsid="0060f46a" style:font-weight-asian="bold" style:font-weight-complex="bold"/>
    </style:style>
    <style:style style:name="P153" style:family="paragraph" style:parent-style-name="Standard" style:list-style-name="L53">
      <style:paragraph-properties fo:text-align="start" style:justify-single-word="false"/>
      <style:text-properties fo:font-weight="bold" officeooo:rsid="00620af8" officeooo:paragraph-rsid="00620af8" style:font-weight-asian="bold" style:font-weight-complex="bold"/>
    </style:style>
    <style:style style:name="P154" style:family="paragraph" style:parent-style-name="Standard" style:list-style-name="L54">
      <style:paragraph-properties fo:text-align="start" style:justify-single-word="false"/>
      <style:text-properties fo:font-weight="bold" officeooo:rsid="005726b2" officeooo:paragraph-rsid="005726b2" style:font-weight-asian="bold" style:font-weight-complex="bold"/>
    </style:style>
    <style:style style:name="P155" style:family="paragraph" style:parent-style-name="Standard" style:list-style-name="L55">
      <style:paragraph-properties fo:text-align="start" style:justify-single-word="false"/>
      <style:text-properties fo:font-weight="bold" officeooo:rsid="005726b2" officeooo:paragraph-rsid="005726b2" style:font-weight-asian="bold" style:font-weight-complex="bold"/>
    </style:style>
    <style:style style:name="P156" style:family="paragraph" style:parent-style-name="Standard" style:list-style-name="L56">
      <style:paragraph-properties fo:text-align="start" style:justify-single-word="false"/>
      <style:text-properties fo:font-weight="bold" officeooo:rsid="0063deab" officeooo:paragraph-rsid="0063deab" style:font-weight-asian="bold" style:font-weight-complex="bold"/>
    </style:style>
    <style:style style:name="P157" style:family="paragraph" style:parent-style-name="Standard" style:list-style-name="L57">
      <style:paragraph-properties fo:text-align="start" style:justify-single-word="false"/>
      <style:text-properties fo:font-weight="bold" officeooo:rsid="0063deab" officeooo:paragraph-rsid="0063deab" style:font-weight-asian="bold" style:font-weight-complex="bold"/>
    </style:style>
    <style:style style:name="P158" style:family="paragraph" style:parent-style-name="Standard" style:list-style-name="L58">
      <style:paragraph-properties fo:text-align="start" style:justify-single-word="false"/>
      <style:text-properties fo:font-weight="bold" officeooo:rsid="0063deab" officeooo:paragraph-rsid="0063deab" style:font-weight-asian="bold" style:font-weight-complex="bold"/>
    </style:style>
    <style:style style:name="P159" style:family="paragraph" style:parent-style-name="Standard" style:list-style-name="L59">
      <style:paragraph-properties fo:text-align="start" style:justify-single-word="false"/>
      <style:text-properties fo:font-weight="bold" officeooo:rsid="006404e8" officeooo:paragraph-rsid="006404e8" style:font-weight-asian="bold" style:font-weight-complex="bold"/>
    </style:style>
    <style:style style:name="P160" style:family="paragraph" style:parent-style-name="Standard" style:list-style-name="L61">
      <style:paragraph-properties fo:text-align="start" style:justify-single-word="false"/>
      <style:text-properties fo:font-weight="bold" officeooo:rsid="0067c7f5" officeooo:paragraph-rsid="0067c7f5" style:font-weight-asian="bold" style:font-weight-complex="bold"/>
    </style:style>
    <style:style style:name="P161" style:family="paragraph" style:parent-style-name="Standard" style:list-style-name="L62">
      <style:paragraph-properties fo:text-align="start" style:justify-single-word="false"/>
      <style:text-properties fo:font-weight="bold" officeooo:rsid="006973b8" officeooo:paragraph-rsid="006973b8" style:font-weight-asian="bold" style:font-weight-complex="bold"/>
    </style:style>
    <style:style style:name="P162" style:family="paragraph" style:parent-style-name="Standard" style:list-style-name="L63">
      <style:paragraph-properties fo:text-align="start" style:justify-single-word="false"/>
      <style:text-properties fo:font-weight="bold" officeooo:rsid="006cfae1" officeooo:paragraph-rsid="006cfae1" style:font-weight-asian="bold" style:font-weight-complex="bold"/>
    </style:style>
    <style:style style:name="P163" style:family="paragraph" style:parent-style-name="Standard" style:list-style-name="L64">
      <style:paragraph-properties fo:text-align="start" style:justify-single-word="false"/>
      <style:text-properties fo:font-weight="bold" officeooo:rsid="006e7f21" officeooo:paragraph-rsid="006cfae1" style:font-weight-asian="bold" style:font-weight-complex="bold"/>
    </style:style>
    <style:style style:name="P164" style:family="paragraph" style:parent-style-name="Standard" style:list-style-name="L65">
      <style:paragraph-properties fo:text-align="start" style:justify-single-word="false"/>
      <style:text-properties fo:font-weight="bold" officeooo:rsid="006e7f21" officeooo:paragraph-rsid="006e7f21" style:font-weight-asian="bold" style:font-weight-complex="bold"/>
    </style:style>
    <style:style style:name="P165" style:family="paragraph" style:parent-style-name="Standard" style:list-style-name="L65">
      <style:paragraph-properties fo:text-align="start" style:justify-single-word="false"/>
      <style:text-properties fo:font-weight="bold" officeooo:rsid="006e9558" officeooo:paragraph-rsid="006e9558" style:font-weight-asian="bold" style:font-weight-complex="bold"/>
    </style:style>
    <style:style style:name="P166" style:family="paragraph" style:parent-style-name="Standard" style:list-style-name="L65">
      <style:paragraph-properties fo:text-align="start" style:justify-single-word="false"/>
      <style:text-properties fo:font-weight="bold" officeooo:rsid="0070293e" officeooo:paragraph-rsid="0070293e" style:font-weight-asian="bold" style:font-weight-complex="bold"/>
    </style:style>
    <style:style style:name="P167" style:family="paragraph" style:parent-style-name="Standard" style:list-style-name="L66">
      <style:paragraph-properties fo:text-align="start" style:justify-single-word="false"/>
      <style:text-properties fo:font-weight="bold" officeooo:rsid="0091294b" officeooo:paragraph-rsid="0091294b" style:font-weight-asian="bold" style:font-weight-complex="bold"/>
    </style:style>
    <style:style style:name="P168" style:family="paragraph" style:parent-style-name="Standard" style:list-style-name="L67">
      <style:paragraph-properties fo:text-align="start" style:justify-single-word="false"/>
      <style:text-properties fo:font-weight="bold" officeooo:rsid="0091ecb6" officeooo:paragraph-rsid="0091ecb6" style:font-weight-asian="bold" style:font-weight-complex="bold"/>
    </style:style>
    <style:style style:name="P169" style:family="paragraph" style:parent-style-name="Standard">
      <style:paragraph-properties fo:text-align="start" style:justify-single-word="false"/>
      <style:text-properties fo:font-weight="bold" officeooo:rsid="00aa4916" officeooo:paragraph-rsid="00aa4916" style:font-weight-asian="bold" style:font-weight-complex="bold"/>
    </style:style>
    <style:style style:name="P170" style:family="paragraph" style:parent-style-name="Standard">
      <style:paragraph-properties fo:text-align="start" style:justify-single-word="false"/>
      <style:text-properties fo:font-weight="bold" officeooo:rsid="00aa4916" officeooo:paragraph-rsid="00abc411" style:font-weight-asian="bold" style:font-weight-complex="bold"/>
    </style:style>
    <style:style style:name="P171" style:family="paragraph" style:parent-style-name="Standard">
      <style:paragraph-properties fo:text-align="start" style:justify-single-word="false"/>
      <style:text-properties fo:font-weight="bold" officeooo:rsid="00abc411" officeooo:paragraph-rsid="00abc411" style:font-weight-asian="bold" style:font-weight-complex="bold"/>
    </style:style>
    <style:style style:name="P172" style:family="paragraph" style:parent-style-name="Standard">
      <style:paragraph-properties fo:text-align="start" style:justify-single-word="false"/>
      <style:text-properties fo:font-weight="bold" officeooo:rsid="00ad0d00" officeooo:paragraph-rsid="00ad0d00" style:font-weight-asian="bold" style:font-weight-complex="bold"/>
    </style:style>
    <style:style style:name="P173" style:family="paragraph" style:parent-style-name="Standard">
      <style:paragraph-properties fo:text-align="start" style:justify-single-word="false"/>
      <style:text-properties fo:font-weight="bold" officeooo:rsid="00ae5586" officeooo:paragraph-rsid="00ae5586" style:font-weight-asian="bold" style:font-weight-complex="bold"/>
    </style:style>
    <style:style style:name="P174" style:family="paragraph" style:parent-style-name="Standard">
      <style:paragraph-properties fo:text-align="start" style:justify-single-word="false"/>
      <style:text-properties fo:font-weight="bold" officeooo:rsid="00b03289" officeooo:paragraph-rsid="00b03289" style:font-weight-asian="bold" style:font-weight-complex="bold"/>
    </style:style>
    <style:style style:name="P175" style:family="paragraph" style:parent-style-name="Standard">
      <style:paragraph-properties fo:text-align="start" style:justify-single-word="false"/>
      <style:text-properties fo:font-weight="bold" officeooo:rsid="00b08dca" officeooo:paragraph-rsid="00b08dca" style:font-weight-asian="bold" style:font-weight-complex="bold"/>
    </style:style>
    <style:style style:name="P176" style:family="paragraph" style:parent-style-name="Standard">
      <style:paragraph-properties fo:text-align="start" style:justify-single-word="false"/>
      <style:text-properties fo:font-weight="bold" officeooo:rsid="00b4eb41" officeooo:paragraph-rsid="00b4eb41" style:font-weight-asian="bold" style:font-weight-complex="bold"/>
    </style:style>
    <style:style style:name="P177" style:family="paragraph" style:parent-style-name="Standard" style:list-style-name="L70">
      <style:paragraph-properties fo:text-align="start" style:justify-single-word="false"/>
      <style:text-properties fo:font-weight="bold" officeooo:rsid="00b4eb41" officeooo:paragraph-rsid="00b4eb41" style:font-weight-asian="bold" style:font-weight-complex="bold"/>
    </style:style>
    <style:style style:name="P178" style:family="paragraph" style:parent-style-name="Standard" style:list-style-name="L4">
      <style:paragraph-properties fo:text-align="start" style:justify-single-word="false"/>
      <style:text-properties officeooo:rsid="0020ed25" officeooo:paragraph-rsid="0023985e"/>
    </style:style>
    <style:style style:name="P179" style:family="paragraph" style:parent-style-name="Standard" style:list-style-name="L4">
      <style:paragraph-properties fo:text-align="start" style:justify-single-word="false"/>
      <style:text-properties officeooo:rsid="0020ed25" officeooo:paragraph-rsid="0020ed25"/>
    </style:style>
    <style:style style:name="P180" style:family="paragraph" style:parent-style-name="Standard" style:list-style-name="L4">
      <style:paragraph-properties fo:text-align="start" style:justify-single-word="false"/>
      <style:text-properties officeooo:rsid="0023985e" officeooo:paragraph-rsid="0023985e"/>
    </style:style>
    <style:style style:name="P181" style:family="paragraph" style:parent-style-name="Standard" style:list-style-name="L8">
      <style:paragraph-properties fo:text-align="start" style:justify-single-word="false"/>
      <style:text-properties fo:font-size="13pt" fo:font-weight="bold" officeooo:rsid="008e46f0" officeooo:paragraph-rsid="008e46f0" style:font-size-asian="13pt" style:font-weight-asian="bold" style:font-size-complex="13pt" style:font-weight-complex="bold"/>
    </style:style>
    <style:style style:name="P182" style:family="paragraph" style:parent-style-name="Standard" style:list-style-name="L11">
      <style:paragraph-properties fo:text-align="start" style:justify-single-word="false"/>
      <style:text-properties officeooo:paragraph-rsid="002bedee"/>
    </style:style>
    <style:style style:name="P183" style:family="paragraph" style:parent-style-name="Standard" style:list-style-name="L19">
      <style:paragraph-properties fo:text-align="start" style:justify-single-word="false"/>
      <style:text-properties officeooo:paragraph-rsid="0038343a"/>
    </style:style>
    <style:style style:name="P184" style:family="paragraph" style:parent-style-name="Standard" style:list-style-name="L27">
      <style:paragraph-properties fo:text-align="start" style:justify-single-word="false"/>
      <style:text-properties officeooo:paragraph-rsid="0046a68c"/>
    </style:style>
    <style:style style:name="P185" style:family="paragraph" style:parent-style-name="Standard" style:list-style-name="L46">
      <style:paragraph-properties fo:text-align="start" style:justify-single-word="false"/>
      <style:text-properties officeooo:paragraph-rsid="005b7f9a"/>
    </style:style>
    <style:style style:name="P186" style:family="paragraph" style:parent-style-name="Standard" style:list-style-name="L62">
      <style:paragraph-properties fo:text-align="start" style:justify-single-word="false"/>
      <style:text-properties officeooo:paragraph-rsid="006b6af5"/>
    </style:style>
    <style:style style:name="P187" style:family="paragraph" style:parent-style-name="Standard">
      <style:paragraph-properties fo:text-align="start" style:justify-single-word="false"/>
      <style:text-properties officeooo:paragraph-rsid="00b3049f"/>
    </style:style>
    <style:style style:name="P188" style:family="paragraph" style:parent-style-name="Standard" style:list-style-name="L60">
      <style:paragraph-properties fo:text-align="start" style:justify-single-word="false"/>
      <style:text-properties officeooo:rsid="006404e8" officeooo:paragraph-rsid="006404e8"/>
    </style:style>
    <style:style style:name="P189" style:family="paragraph" style:parent-style-name="Standard" style:list-style-name="L64">
      <style:paragraph-properties fo:text-align="start" style:justify-single-word="false"/>
      <style:text-properties officeooo:rsid="006cfae1" officeooo:paragraph-rsid="006cfae1"/>
    </style:style>
    <style:style style:name="P190" style:family="paragraph" style:parent-style-name="Standard" style:list-style-name="L65">
      <style:paragraph-properties fo:text-align="start" style:justify-single-word="false"/>
      <style:text-properties officeooo:rsid="0070293e" officeooo:paragraph-rsid="0070293e"/>
    </style:style>
    <style:style style:name="P191" style:family="paragraph" style:parent-style-name="Standard" style:list-style-name="L66">
      <style:paragraph-properties fo:text-align="start" style:justify-single-word="false"/>
      <style:text-properties officeooo:rsid="008f2cdd" officeooo:paragraph-rsid="008f2cdd"/>
    </style:style>
    <style:style style:name="P192" style:family="paragraph" style:parent-style-name="Standard" style:list-style-name="L68">
      <style:paragraph-properties fo:text-align="start" style:justify-single-word="false"/>
      <style:text-properties fo:font-variant="normal" fo:text-transform="none" fo:color="#0b5394" style:font-name="monospace" fo:font-size="12pt" fo:letter-spacing="normal" fo:font-style="normal" fo:font-weight="bold" officeooo:rsid="00b21255" officeooo:paragraph-rsid="00b21255" style:font-size-asian="12pt" style:font-weight-asian="bold" style:font-size-complex="12pt" style:font-weight-complex="bold"/>
    </style:style>
    <style:style style:name="P193" style:family="paragraph" style:parent-style-name="Standard" style:list-style-name="L68">
      <style:paragraph-properties fo:text-align="start" style:justify-single-word="false"/>
      <style:text-properties fo:font-variant="normal" fo:text-transform="none" fo:color="#000000" style:font-name="Liberation Serif" fo:font-size="12pt" fo:letter-spacing="normal" fo:font-style="normal" fo:font-weight="bold" officeooo:rsid="00b21255" officeooo:paragraph-rsid="00b21255" style:font-size-asian="12pt" style:font-weight-asian="bold" style:font-size-complex="12pt" style:font-weight-complex="bold"/>
    </style:style>
    <style:style style:name="P194" style:family="paragraph" style:parent-style-name="Standard" style:list-style-name="L68">
      <style:paragraph-properties fo:text-align="start" style:justify-single-word="false"/>
      <style:text-properties fo:font-variant="normal" fo:text-transform="none" fo:color="#000000" style:font-name="Liberation Serif" fo:font-size="12pt" fo:letter-spacing="normal" fo:font-style="normal" fo:font-weight="bold" officeooo:rsid="00b08dca" officeooo:paragraph-rsid="00b08dca" style:font-size-asian="12pt" style:font-weight-asian="bold" style:font-size-complex="12pt" style:font-weight-complex="bold"/>
    </style:style>
    <style:style style:name="P195" style:family="paragraph" style:parent-style-name="Standard">
      <style:paragraph-properties fo:text-align="start" style:justify-single-word="false"/>
      <style:text-properties fo:font-size="12pt" fo:font-weight="bold" officeooo:rsid="00b08dca" officeooo:paragraph-rsid="00b08dca" style:font-size-asian="12pt" style:font-weight-asian="bold" style:font-size-complex="12pt" style:font-weight-complex="bold"/>
    </style:style>
    <style:style style:name="P196" style:family="paragraph" style:parent-style-name="Standard" style:list-style-name="L68">
      <style:paragraph-properties fo:text-align="start" style:justify-single-word="false"/>
      <style:text-properties fo:font-size="12pt" fo:font-weight="bold" officeooo:rsid="00b08dca" officeooo:paragraph-rsid="00b08dca" style:font-size-asian="12pt" style:font-weight-asian="bold" style:font-size-complex="12pt" style:font-weight-complex="bold"/>
    </style:style>
    <style:style style:name="P197" style:family="paragraph" style:parent-style-name="Standard" style:list-style-name="L68">
      <style:paragraph-properties fo:text-align="start" style:justify-single-word="false"/>
      <style:text-properties fo:font-size="12pt" fo:font-weight="bold" officeooo:paragraph-rsid="00b08dca"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1fa818" style:font-weight-asian="bold" style:font-weight-complex="bold"/>
    </style:style>
    <style:style style:name="T3" style:family="text">
      <style:text-properties fo:font-weight="bold" officeooo:rsid="00201e48" style:font-weight-asian="bold" style:font-weight-complex="bold"/>
    </style:style>
    <style:style style:name="T4" style:family="text">
      <style:text-properties fo:font-weight="bold" officeooo:rsid="00223893" style:font-weight-asian="bold" style:font-weight-complex="bold"/>
    </style:style>
    <style:style style:name="T5" style:family="text">
      <style:text-properties fo:font-weight="bold" officeooo:rsid="00247dce" style:font-weight-asian="bold" style:font-weight-complex="bold"/>
    </style:style>
    <style:style style:name="T6" style:family="text">
      <style:text-properties fo:font-weight="bold" officeooo:rsid="00265ff3" style:font-weight-asian="bold" style:font-weight-complex="bold"/>
    </style:style>
    <style:style style:name="T7" style:family="text">
      <style:text-properties fo:font-weight="bold" officeooo:rsid="002bedee" style:font-weight-asian="bold" style:font-weight-complex="bold"/>
    </style:style>
    <style:style style:name="T8" style:family="text">
      <style:text-properties fo:font-weight="bold" officeooo:rsid="002c9e0b" style:font-weight-asian="bold" style:font-weight-complex="bold"/>
    </style:style>
    <style:style style:name="T9" style:family="text">
      <style:text-properties fo:font-weight="bold" officeooo:rsid="0038343a" style:font-weight-asian="bold" style:font-weight-complex="bold"/>
    </style:style>
    <style:style style:name="T10" style:family="text">
      <style:text-properties fo:font-weight="bold" officeooo:rsid="003a2904" style:font-weight-asian="bold" style:font-weight-complex="bold"/>
    </style:style>
    <style:style style:name="T11" style:family="text">
      <style:text-properties fo:font-weight="bold" officeooo:rsid="0046a68c" style:font-weight-asian="bold" style:font-weight-complex="bold"/>
    </style:style>
    <style:style style:name="T12" style:family="text">
      <style:text-properties fo:font-weight="bold" officeooo:rsid="0063deab" style:font-weight-asian="bold" style:font-weight-complex="bold"/>
    </style:style>
    <style:style style:name="T13" style:family="text">
      <style:text-properties fo:font-weight="bold" officeooo:rsid="00653884" style:font-weight-asian="bold" style:font-weight-complex="bold"/>
    </style:style>
    <style:style style:name="T14" style:family="text">
      <style:text-properties fo:font-weight="bold" officeooo:rsid="00679f17" style:font-weight-asian="bold" style:font-weight-complex="bold"/>
    </style:style>
    <style:style style:name="T15" style:family="text">
      <style:text-properties fo:font-weight="bold" officeooo:rsid="0067c7f5" style:font-weight-asian="bold" style:font-weight-complex="bold"/>
    </style:style>
    <style:style style:name="T16" style:family="text">
      <style:text-properties fo:font-weight="bold" officeooo:rsid="006973b8" style:font-weight-asian="bold" style:font-weight-complex="bold"/>
    </style:style>
    <style:style style:name="T17" style:family="text">
      <style:text-properties fo:font-weight="bold" officeooo:rsid="006cfae1" style:font-weight-asian="bold" style:font-weight-complex="bold"/>
    </style:style>
    <style:style style:name="T18" style:family="text">
      <style:text-properties fo:font-weight="bold" officeooo:rsid="006e7f21" style:font-weight-asian="bold" style:font-weight-complex="bold"/>
    </style:style>
    <style:style style:name="T19" style:family="text">
      <style:text-properties fo:font-weight="bold" officeooo:rsid="00788d19" style:font-weight-asian="bold" style:font-weight-complex="bold"/>
    </style:style>
    <style:style style:name="T20" style:family="text">
      <style:text-properties fo:font-weight="bold" officeooo:rsid="008485b7" style:font-weight-asian="bold" style:font-weight-complex="bold"/>
    </style:style>
    <style:style style:name="T21" style:family="text">
      <style:text-properties fo:font-weight="bold" officeooo:rsid="005b7f9a" style:font-weight-asian="bold" style:font-weight-complex="bold"/>
    </style:style>
    <style:style style:name="T22" style:family="text">
      <style:text-properties fo:font-weight="bold" officeooo:rsid="0084dbf3" style:font-weight-asian="bold" style:font-weight-complex="bold"/>
    </style:style>
    <style:style style:name="T23" style:family="text">
      <style:text-properties fo:font-weight="bold" officeooo:rsid="0091294b" style:font-weight-asian="bold" style:font-weight-complex="bold"/>
    </style:style>
    <style:style style:name="T24" style:family="text">
      <style:text-properties fo:font-weight="bold" officeooo:rsid="0094a20c" style:font-weight-asian="bold" style:font-weight-complex="bold"/>
    </style:style>
    <style:style style:name="T25" style:family="text">
      <style:text-properties officeooo:rsid="002bba44"/>
    </style:style>
    <style:style style:name="T26" style:family="text">
      <style:text-properties officeooo:rsid="002bedee"/>
    </style:style>
    <style:style style:name="T27" style:family="text">
      <style:text-properties officeooo:rsid="00305870"/>
    </style:style>
    <style:style style:name="T28" style:family="text">
      <style:text-properties officeooo:rsid="0033779a"/>
    </style:style>
    <style:style style:name="T29" style:family="text">
      <style:text-properties officeooo:rsid="003cded5"/>
    </style:style>
    <style:style style:name="T30" style:family="text">
      <style:text-properties officeooo:rsid="00408165"/>
    </style:style>
    <style:style style:name="T31" style:family="text">
      <style:text-properties officeooo:rsid="00429398"/>
    </style:style>
    <style:style style:name="T32" style:family="text">
      <style:text-properties officeooo:rsid="004802a5"/>
    </style:style>
    <style:style style:name="T33" style:family="text">
      <style:text-properties officeooo:rsid="004a9f52"/>
    </style:style>
    <style:style style:name="T34" style:family="text">
      <style:text-properties officeooo:rsid="004c692b"/>
    </style:style>
    <style:style style:name="T35" style:family="text">
      <style:text-properties officeooo:rsid="004da6e5"/>
    </style:style>
    <style:style style:name="T36" style:family="text">
      <style:text-properties officeooo:rsid="005946b5"/>
    </style:style>
    <style:style style:name="T37" style:family="text">
      <style:text-properties officeooo:rsid="0059b824"/>
    </style:style>
    <style:style style:name="T38" style:family="text">
      <style:text-properties officeooo:rsid="0059c15d"/>
    </style:style>
    <style:style style:name="T39" style:family="text">
      <style:text-properties officeooo:rsid="005b78e4"/>
    </style:style>
    <style:style style:name="T40" style:family="text">
      <style:text-properties officeooo:rsid="005d4d48"/>
    </style:style>
    <style:style style:name="T41" style:family="text">
      <style:text-properties officeooo:rsid="0063deab"/>
    </style:style>
    <style:style style:name="T42" style:family="text">
      <style:text-properties fo:color="#000000" style:text-underline-style="none" fo:font-weight="bold" officeooo:rsid="006e7f21" style:font-weight-asian="bold" style:font-weight-complex="bold"/>
    </style:style>
    <style:style style:name="T43" style:family="text">
      <style:text-properties officeooo:rsid="00739d0a"/>
    </style:style>
    <style:style style:name="T44" style:family="text">
      <style:text-properties officeooo:rsid="007a72ad"/>
    </style:style>
    <style:style style:name="T45" style:family="text">
      <style:text-properties officeooo:rsid="007def25"/>
    </style:style>
    <style:style style:name="T46" style:family="text">
      <style:text-properties officeooo:rsid="00818e65"/>
    </style:style>
    <style:style style:name="T47" style:family="text">
      <style:text-properties officeooo:rsid="008282e1"/>
    </style:style>
    <style:style style:name="T48" style:family="text">
      <style:text-properties officeooo:rsid="0082d305"/>
    </style:style>
    <style:style style:name="T49" style:family="text">
      <style:text-properties officeooo:rsid="008779ca"/>
    </style:style>
    <style:style style:name="T50" style:family="text">
      <style:text-properties officeooo:rsid="0088fa4b"/>
    </style:style>
    <style:style style:name="T51" style:family="text">
      <style:text-properties officeooo:rsid="008a8650"/>
    </style:style>
    <style:style style:name="T52" style:family="text">
      <style:text-properties officeooo:rsid="009cc711"/>
    </style:style>
    <style:style style:name="T53" style:family="text">
      <style:text-properties officeooo:rsid="00a85ce2"/>
    </style:style>
    <style:style style:name="T54" style:family="text">
      <style:text-properties officeooo:rsid="00abc411"/>
    </style:style>
    <style:style style:name="T55" style:family="text">
      <style:text-properties officeooo:rsid="00ad0d00"/>
    </style:style>
    <style:style style:name="T56" style:family="text">
      <style:text-properties officeooo:rsid="00b03289"/>
    </style:style>
    <style:style style:name="T57" style:family="text">
      <style:text-properties officeooo:rsid="00b08dca"/>
    </style:style>
    <style:style style:name="T58" style:family="text">
      <style:text-properties fo:font-size="12pt" style:font-size-asian="12pt" style:font-size-complex="12pt"/>
    </style:style>
    <style:style style:name="T59" style:family="text">
      <style:text-properties fo:font-variant="normal" fo:text-transform="none" fo:color="#000000" style:font-name="Liberation Serif" fo:font-size="12pt" fo:letter-spacing="normal" fo:font-style="normal" fo:font-weight="bold" officeooo:rsid="00b3049f" style:font-size-asian="12pt" style:font-weight-asian="bold" style:font-size-complex="12pt"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2">CSS</text:span></text:p>
      <text:p text:style-name="P5">1) What is css ? </text:p>
      <text:list xml:id="list7581167680072452962" text:style-name="L1">
        <text:list-item>
          <text:p text:style-name="P92">CSS stands for cascade style sheet</text:p>
        </text:list-item>
        <text:list-item>
          <text:p text:style-name="P92">By using css, we can apply styles to the HTML web pages. </text:p>
        </text:list-item>
        <text:list-item>
          <text:p text:style-name="P92">Styles like background color, font color, border, width, size ...</text:p>
          <text:p text:style-name="P92"/>
        </text:list-item>
      </text:list>
      <text:p text:style-name="P5">2) <text:s/>Type of css or how do define css to the html web pages?</text:p>
      <text:list xml:id="list5469935890670469615" text:style-name="L2">
        <text:list-item>
          <text:p text:style-name="P93">External style <text:s/>- Writting all styles in different file and include using link tag</text:p>
        </text:list-item>
        <text:list-item>
          <text:p text:style-name="P93">Internal style <text:s/>- Wrtitting all styles in html page in the top of the page wiht style tag.</text:p>
        </text:list-item>
        <text:list-item>
          <text:p text:style-name="P93">Inline style – Writting style to each tag using style attribute. </text:p>
        </text:list-item>
      </text:list>
      <text:p text:style-name="P5"/>
      <text:p text:style-name="P2"><text:span text:style-name="T1">3) Difference between </text:span><text:span text:style-name="T3">margin</text:span><text:span text:style-name="T1"> and </text:span><text:span text:style-name="T3">padding</text:span><text:span text:style-name="T1"> ?</text:span></text:p>
      <text:list xml:id="list6477208446180012830" text:style-name="L3">
        <text:list-item>
          <text:p text:style-name="P94">Both margin and padding are used to provide the space around the element. </text:p>
        </text:list-item>
        <text:list-item>
          <text:p text:style-name="P94">Margin is the space outside of an element border, but padding is the space inside of an element border. </text:p>
        </text:list-item>
      </text:list>
      <text:p text:style-name="P6"/>
      <text:p text:style-name="P6">4) What is css selector ?</text:p>
      <text:list xml:id="list2018317497058743167" text:style-name="L4">
        <text:list-item>
          <text:p text:style-name="P95">CSS selectors are used to find the element which you want to style. </text:p>
        </text:list-item>
        <text:list-item>
          <text:p text:style-name="P95">Types of CSS selectors</text:p>
          <text:list>
            <text:list-item>
              <text:p text:style-name="P178"><text:span text:style-name="T1">Simple </text:span><text:span text:style-name="T4">selectors</text:span><text:span text:style-name="T1"> – Select the element using name, id or class</text:span></text:p>
              <text:list>
                <text:list-item>
                  <text:p text:style-name="P179"><text:span text:style-name="T1">Example p{color:red}, #topheader{background:</text:span><text:span text:style-name="T4">red</text:span><text:span text:style-name="T1">}, .</text:span><text:span text:style-name="T4">topmenu{color:green}</text:span></text:p>
                </text:list-item>
              </text:list>
            </text:list-item>
            <text:list-item>
              <text:p text:style-name="P96">Combinator selectors – Select the element using relation between them</text:p>
              <text:list>
                <text:list-item>
                  <text:p text:style-name="P96">Example div p{color:red}, div&gt;p{color:red}, div+p{color:red}, div~p{color:red}</text:p>
                </text:list-item>
              </text:list>
            </text:list-item>
            <text:list-item>
              <text:p text:style-name="P96">Attribute selectors – Select the element using attribute or attribute value</text:p>
              <text:list>
                <text:list-item>
                  <text:p text:style-name="P96">Example a[target]{color:red}, input[type=’text’]{width:150px}</text:p>
                </text:list-item>
              </text:list>
            </text:list-item>
            <text:list-item>
              <text:p text:style-name="P180"><text:span text:style-name="T1">pseudo-class </text:span><text:span text:style-name="T4">selectors</text:span><text:span text:style-name="T1"> – Select the element using based on certain state</text:span></text:p>
              <text:list>
                <text:list-item>
                  <text:p text:style-name="P97">Example a:cover{color:red}, a:visited{color:green}</text:p>
                </text:list-item>
              </text:list>
            </text:list-item>
            <text:list-item>
              <text:p text:style-name="P180"><text:span text:style-name="T1">pseudo-elements </text:span><text:span text:style-name="T4">selectors - </text:span><text:span text:style-name="T1"><text:s/>Select and style the part of the element</text:span></text:p>
              <text:list>
                <text:list-item>
                  <text:p text:style-name="P97">Example p::first-line{color:red}, p::first-letter{color:red}</text:p>
                </text:list-item>
              </text:list>
            </text:list-item>
          </text:list>
          <text:p text:style-name="P95"/>
        </text:list-item>
      </text:list>
      <text:p text:style-name="P3"><text:span text:style-name="T1">5) </text:span><text:span text:style-name="T5">Types of position states ?</text:span></text:p>
      <text:list xml:id="list6300089706789398442" text:style-name="L5">
        <text:list-item>
          <text:p text:style-name="P98">static(default)</text:p>
        </text:list-item>
        <text:list-item>
          <text:p text:style-name="P98">Fixed</text:p>
        </text:list-item>
        <text:list-item>
          <text:p text:style-name="P98">absolute</text:p>
        </text:list-item>
        <text:list-item>
          <text:p text:style-name="P98">relative</text:p>
          <text:p text:style-name="P98"/>
        </text:list-item>
      </text:list>
      <text:p text:style-name="P4"><text:span text:style-name="T1">6) </text:span><text:span text:style-name="T6">Difference between relative and absolute position state</text:span></text:p>
      <text:list xml:id="list1929410206334536951" text:style-name="L6">
        <text:list-item>
          <text:p text:style-name="P99">relative – It is positioned the element from its original position</text:p>
        </text:list-item>
        <text:list-item>
          <text:p text:style-name="P99">absolute – It is positioned based on parent element position state. If paret element doesn’t have relative position, it is positioned from document body(for ex: from top of the page, from left corner of the page). </text:p>
        </text:list-item>
      </text:list>
      <text:p text:style-name="P7"/>
      <text:p text:style-name="P7">7) What is the use of ‘!important’ in css ?</text:p>
      <text:list xml:id="list8281245785227338963" text:style-name="L7">
        <text:list-item>
          <text:p text:style-name="P100">In css, !important means that ‘this is important’ than normal property</text:p>
        </text:list-item>
        <text:list-item>
          <text:p text:style-name="P100">When we use external style, but we need to change to specific page or section, in this situation, we use !important to change the style. </text:p>
        </text:list-item>
      </text:list>
      <text:p text:style-name="P7"/>
      <text:p text:style-name="P7"/>
      <text:p text:style-name="P7"/>
      <text:p text:style-name="P7"/>
      <text:p text:style-name="P89"><text:soft-page-break/>Magento 2</text:p>
      <text:p text:style-name="P89"/>
      <text:p text:style-name="P90">1) What is namespace ?</text:p>
      <text:p text:style-name="P90"/>
      <text:list xml:id="list509135527713634917" text:style-name="L8">
        <text:list-item>
          <text:p text:style-name="P181">Namespace is one of the way to encapsulate items. It prevents the name collision between <text:s/>code you create, and php internal or external class, functions and constants. </text:p>
        </text:list-item>
        <text:list-item>
          <text:p text:style-name="P181">For ex: when develop single feature, we may include different libraries. These libraries may use same class and function. So we face name collision issue. To avoid this, we use namespace.</text:p>
          <text:p text:style-name="P181"/>
        </text:list-item>
      </text:list>
      <text:p text:style-name="P9"/>
      <text:p text:style-name="P8">1) <text:s/>What is the use <text:span text:style-name="T25">of env.php</text:span> file?</text:p>
      <text:p text:style-name="P8"/>
      <text:list xml:id="list9024969702445329741" text:style-name="L9">
        <text:list-item>
          <text:p text:style-name="P101">In Env config file, we can config the following items </text:p>
          <text:list>
            <text:list-item>
              <text:p text:style-name="P101">Database </text:p>
            </text:list-item>
            <text:list-item>
              <text:p text:style-name="P101">Admin frontend name <text:span text:style-name="T26">(Admin url)</text:span></text:p>
            </text:list-item>
            <text:list-item>
              <text:p text:style-name="P101">Encryption key</text:p>
              <text:p text:style-name="P101"/>
            </text:list-item>
          </text:list>
        </text:list-item>
      </text:list>
      <text:p text:style-name="P10">2) what is the use of config.php ?</text:p>
      <text:p text:style-name="P10"/>
      <text:list xml:id="list4376135513323028665" text:style-name="L10">
        <text:list-item>
          <text:p text:style-name="P103">In config file, we are able to see list of available modules with status. By changing, we can enable or disable module. </text:p>
          <text:p text:style-name="P103"/>
        </text:list-item>
      </text:list>
      <text:p text:style-name="P10">3) What is the use <text:span text:style-name="T44">of </text:span>bootstrap.php ?</text:p>
      <text:p text:style-name="P10"/>
      <text:list xml:id="list2150335516460385629" text:style-name="L11">
        <text:list-item>
          <text:p text:style-name="P182"><text:span text:style-name="T7">bootstrap.php file </text:span>w<text:span text:style-name="T1">hich performs essential initialization</text:span></text:p>
          <text:list>
            <text:list-item>
              <text:p text:style-name="P104">Error handling</text:p>
            </text:list-item>
            <text:list-item>
              <text:p text:style-name="P104">setting profiling option</text:p>
            </text:list-item>
            <text:list-item>
              <text:p text:style-name="P104">setting default timezone</text:p>
            </text:list-item>
            <text:list-item>
              <text:p text:style-name="P104">initialize autoloader<text:tab/></text:p>
              <text:p text:style-name="P104"/>
            </text:list-item>
          </text:list>
        </text:list-item>
      </text:list>
      <text:p text:style-name="P83"><text:span text:style-name="T8">4) </text:span><text:span text:style-name="T1">How to Create Setup, Upgrade, Uninstall Script in Magento 2</text:span><text:span text:style-name="T8"> ?</text:span></text:p>
      <text:p text:style-name="P11"/>
      <text:list xml:id="list2024712441823369417" text:style-name="L12">
        <text:list-item>
          <text:p text:style-name="P105">InstallShema.php =&gt; For creating table</text:p>
        </text:list-item>
        <text:list-item>
          <text:p text:style-name="P105">InstallData.php =&gt; For adding data into table</text:p>
        </text:list-item>
        <text:list-item>
          <text:p text:style-name="P105">UpgradeSchema.php =&gt; For updating table</text:p>
        </text:list-item>
        <text:list-item>
          <text:p text:style-name="P105">UpgradeData.php =&gt; For adding additional data into table</text:p>
        </text:list-item>
        <text:list-item>
          <text:p text:style-name="P105">Uninstall.php =&gt; drop the table</text:p>
        </text:list-item>
      </text:list>
      <text:p text:style-name="P11"/>
      <text:p text:style-name="P12">5) How do override the controller in Magento 2?</text:p>
      <text:p text:style-name="P12"/>
      <text:list xml:id="list5013855017055192161" text:style-name="L13">
        <text:list-item>
          <text:p text:style-name="P106">Create custom module</text:p>
        </text:list-item>
        <text:list-item>
          <text:p text:style-name="P106">Create di.xml file in the module etc folder</text:p>
        </text:list-item>
        <text:list-item>
          <text:p text:style-name="P106">Then add the following xml code </text:p>
          <text:list>
            <text:list-header>
              <text:p text:style-name="P102"/>
            </text:list-header>
          </text:list>
        </text:list-item>
      </text:list>
      <text:section text:style-name="Sect1" text:name="crayon-5dde0b7300b80918511149-9">
        <text:p text:style-name="P14">&lt;?xml version="1.0"?&gt;</text:p>
        <text:p text:style-name="P14"><text:s/></text:p>
        <text:p text:style-name="P14"><text:soft-page-break/>&lt;config xmlns:xsi="http://www.w3.org/2001/XMLSchema-instance" xsi:noNamespaceSchemaLocation="../../../../../lib/internal/Magento/Framework/ObjectManager/etc/config.xsd"&gt;</text:p>
        <text:p text:style-name="P14"><text:s/></text:p>
        <text:p text:style-name="P14"><text:s text:c="3"/>&lt;preference for="Magento\Cms\Controller\Index\Index" type="[Name Space]\[Your Module]\Controller\Cms\Index" /&gt;</text:p>
        <text:p text:style-name="P14"><text:s/></text:p>
        <text:p text:style-name="P14">&lt;/config&gt;</text:p>
      </text:section>
      <text:p text:style-name="P8"/>
      <text:p text:style-name="P8"/>
      <text:list xml:id="list2458729952413999268" text:style-name="L14">
        <text:list-item>
          <text:p text:style-name="P107">Then add controller what you mentioned in the di.xml file and <text:span text:style-name="T27">which</text:span> controller should extend the controller which you need to override. </text:p>
        </text:list-item>
        <text:list-item>
          <text:p text:style-name="P107">Then enable the module. </text:p>
        </text:list-item>
      </text:list>
      <text:p text:style-name="P13"/>
      <text:p text:style-name="P13">6) How do enable the module ?</text:p>
      <text:list xml:id="list1270578050414791029" text:style-name="L15">
        <text:list-item>
          <text:p text:style-name="P108">Magento 2 provide the commands for that. Please use the below commands </text:p>
          <text:list>
            <text:list-item>
              <text:p text:style-name="P109">php bin/magento module:status</text:p>
            </text:list-item>
            <text:list-item>
              <text:p text:style-name="P108">php bin/magento <text:span text:style-name="T45">module:enable </text:span>namespace_modulename</text:p>
            </text:list-item>
            <text:list-item>
              <text:p text:style-name="P108">php bin/magento setup:upgrade</text:p>
            </text:list-item>
            <text:list-item>
              <text:p text:style-name="P108">php bin/magento static-content:deploy -f</text:p>
            </text:list-item>
            <text:list-item>
              <text:p text:style-name="P108">php bin/magento cach<text:span text:style-name="T45">e</text:span>:clean</text:p>
              <text:p text:style-name="P108"/>
            </text:list-item>
          </text:list>
        </text:list-item>
      </text:list>
      <text:p text:style-name="P57">6.1) How do reindex in magento 2?</text:p>
      <text:p text:style-name="P57"/>
      <text:list xml:id="list8268495786395764659" text:style-name="L16">
        <text:list-item>
          <text:p text:style-name="P110">Reindex all indexers</text:p>
          <text:list>
            <text:list-item>
              <text:p text:style-name="P110">php bin/magento indexer:reindex <text:s/></text:p>
            </text:list-item>
          </text:list>
        </text:list-item>
        <text:list-item>
          <text:p text:style-name="P110">Reindex specific indexer </text:p>
          <text:list>
            <text:list-item>
              <text:p text:style-name="P110">php bin/magento indexer:reindex customer_grid</text:p>
            </text:list-item>
          </text:list>
        </text:list-item>
        <text:list-item>
          <text:p text:style-name="P110">Check the indexer codes</text:p>
          <text:list>
            <text:list-item>
              <text:p text:style-name="P110">php bin/magento indexer:info</text:p>
            </text:list-item>
          </text:list>
        </text:list-item>
      </text:list>
      <text:list xml:id="list101255316340205" text:continue-list="list1270578050414791029" text:style-name="L15">
        <text:list-item>
          <text:list>
            <text:list-header>
              <text:p text:style-name="P108"/>
            </text:list-header>
          </text:list>
        </text:list-item>
      </text:list>
      <text:p text:style-name="P15">7) what is <text:span text:style-name="T38">event observer</text:span> in magento 2?</text:p>
      <text:p text:style-name="P15"/>
      <text:p text:style-name="P16"/>
      <text:p text:style-name="P17">8) what is mvc ?</text:p>
      <text:p text:style-name="P17"/>
      <text:list xml:id="list5132051782809956864" text:style-name="L17">
        <text:list-item>
          <text:p text:style-name="P111">MVC, or Model, View, Controller, is a type of architecture in which business logic, data access, and user interface are separated for applications. </text:p>
        </text:list-item>
        <text:list-item>
          <text:p text:style-name="P111">MVC has two different types: configuration-based and convention-based. </text:p>
        </text:list-item>
        <text:list-item>
          <text:p text:style-name="P111">However, Magento uses the configuration-based version. This means that to get a module’s config file to work, everything must be specified to it.</text:p>
          <text:p text:style-name="P111"/>
        </text:list-item>
      </text:list>
      <text:p text:style-name="P17">9) <text:s/>What is EAV Architecture ?</text:p>
      <text:p text:style-name="P17"/>
      <text:list xml:id="list4316176675489692649" text:style-name="L18">
        <text:list-item>
          <text:p text:style-name="P112">EAV stands for entity attribute value</text:p>
        </text:list-item>
        <text:list-item>
          <text:p text:style-name="P112">EAV is database architecture</text:p>
        </text:list-item>
        <text:list-item>
          <text:p text:style-name="P112">In Magento, EAV architecture is followed for storing information. For example consider production information. For storing this details, Magento store details in different tables based on the product attribute types</text:p>
          <text:list>
            <text:list-item>
              <text:p text:style-name="P112">Main table =&gt; catalog_product_entity</text:p>
            </text:list-item>
            <text:list-item>
              <text:p text:style-name="P112"><text:soft-page-break/>name =&gt; catalog_product_entity_varchar</text:p>
            </text:list-item>
            <text:list-item>
              <text:p text:style-name="P112">description =&gt; catalog_product_entity_text</text:p>
            </text:list-item>
            <text:list-item>
              <text:p text:style-name="P113">price =&gt; catalog_product_entity_price</text:p>
              <text:p text:style-name="P113"/>
            </text:list-item>
          </text:list>
        </text:list-item>
      </text:list>
      <text:p text:style-name="P19">10) Merit and Demerit of the EAV architecture</text:p>
      <text:p text:style-name="P19"/>
      <text:list xml:id="list6791086567794809675" text:style-name="L19">
        <text:list-item>
          <text:p text:style-name="P114">Merit:</text:p>
          <text:list>
            <text:list-item>
              <text:p text:style-name="P183"><text:span text:style-name="T9">In Magento, information are stored in different table based on attribute type. <text:s/>So no need to change the database </text:span><text:span text:style-name="T10">structure</text:span><text:span text:style-name="T9">, if you add additional attributes to your entity in future. </text:span></text:p>
            </text:list-item>
          </text:list>
        </text:list-item>
        <text:list-item>
          <text:p text:style-name="P114">Demerit:</text:p>
          <text:list>
            <text:list-item>
              <text:p text:style-name="P114"><text:s/>Informations are stored in multiple tables. So we should join the multiple tables to take data. So It takes time to get data.</text:p>
            </text:list-item>
          </text:list>
        </text:list-item>
      </text:list>
      <text:p text:style-name="P19"/>
      <text:p text:style-name="P18">11) What is ORM ?</text:p>
      <text:p text:style-name="P18"/>
      <text:list xml:id="list3620239505428915735" text:style-name="L20">
        <text:list-item>
          <text:p text:style-name="P115">ORM stands for Object Relational Mapping</text:p>
        </text:list-item>
        <text:list-item>
          <text:p text:style-name="P115">It gives the feature of interact with database using our language instead of SQL.</text:p>
        </text:list-item>
      </text:list>
      <text:p text:style-name="P19"/>
      <text:p text:style-name="P18">12) <text:s/>What is Object Manager ?</text:p>
      <text:p text:style-name="P18"/>
      <text:list xml:id="list3480608473112179290" text:style-name="L21">
        <text:list-item>
          <text:p text:style-name="P116">Object Manager is responsible to initializing object in the magento application. </text:p>
        </text:list-item>
      </text:list>
      <text:p text:style-name="P18"/>
      <text:p text:style-name="P18">13) What is factory class ?</text:p>
      <text:p text:style-name="P18"/>
      <text:list xml:id="list6704687555781871382" text:style-name="L22">
        <text:list-item>
          <text:p text:style-name="P117">Object manager is the responsible for initiating object, magento prohits to use object manager directly.</text:p>
        </text:list-item>
        <text:list-item>
          <text:p text:style-name="P117">So magento provids factory class, by using factory class we can create object to the model. </text:p>
          <text:p text:style-name="P117"/>
        </text:list-item>
      </text:list>
      <text:p text:style-name="P18">14) <text:s/><text:span text:style-name="T29">What is the use of plugin ?</text:span></text:p>
      <text:p text:style-name="P18"/>
      <text:list xml:id="list5268050208974899240" text:style-name="L23">
        <text:list-item>
          <text:p text:style-name="P118">Changing the behaviour of the public function of the class without edit the class directory. </text:p>
        </text:list-item>
        <text:list-item>
          <text:p text:style-name="P118">It gives the methods before(), after() and around()</text:p>
          <text:list>
            <text:list-item>
              <text:p text:style-name="P118">before() - This will be called before function which we need to intercept. By this, we can chnage the input</text:p>
            </text:list-item>
            <text:list-item>
              <text:p text:style-name="P118">after() - This will be called after function which need to intercept. By this, we can change the output</text:p>
            </text:list-item>
            <text:list-item>
              <text:p text:style-name="P118">around() - By using we can change the input and output of the function which we need to intercept.</text:p>
            </text:list-item>
          </text:list>
        </text:list-item>
        <text:list-item>
          <text:p text:style-name="P119">Reference : <text:a xlink:type="simple" xlink:href="https://webkul.com/blog/magento2-use-plugins/" text:style-name="Internet_20_link" text:visited-style-name="Visited_20_Internet_20_Link"><text:span text:style-name="T28">https://webkul.com/blog/magento2-use-plugins/</text:span></text:a></text:p>
        </text:list-item>
      </text:list>
      <text:p text:style-name="P20"/>
      <text:p text:style-name="P20">15) Difference between cache:<text:span text:style-name="T39">clean</text:span> and catch:<text:span text:style-name="T39">flush</text:span></text:p>
      <text:p text:style-name="P20"/>
      <text:list xml:id="list5603945030019645471" text:style-name="L24">
        <text:list-item>
          <text:p text:style-name="P120">catch:clean – clear the magento catch only</text:p>
        </text:list-item>
        <text:list-item>
          <text:p text:style-name="P120">catch:flush – clear all catches, which affect the other process applications that are using same storage.</text:p>
        </text:list-item>
      </text:list>
      <text:p text:style-name="P20"/>
      <text:p text:style-name="P20">16) <text:span text:style-name="T30">Where magento default themes are located ?</text:span></text:p>
      <text:p text:style-name="P20"/>
      <text:list xml:id="list8589071566012912857" text:style-name="L25">
        <text:list-item>
          <text:p text:style-name="P121"><text:soft-page-break/>Vendor/magento</text:p>
          <text:list>
            <text:list-item>
              <text:p text:style-name="P121"><text:span text:style-name="T46">theme</text:span>-frontend-blank</text:p>
            </text:list-item>
            <text:list-item>
              <text:p text:style-name="P121"><text:span text:style-name="T46">theme</text:span>-frontend-luma</text:p>
              <text:p text:style-name="P121"/>
            </text:list-item>
          </text:list>
        </text:list-item>
      </text:list>
      <text:p text:style-name="P21">17) Pls tell some default modules used by magento ?</text:p>
      <text:p text:style-name="P21"/>
      <text:list xml:id="list6574443745295060498" text:style-name="L26">
        <text:list-item>
          <text:p text:style-name="P122">Customer </text:p>
        </text:list-item>
        <text:list-item>
          <text:p text:style-name="P122">Catalog </text:p>
        </text:list-item>
        <text:list-item>
          <text:p text:style-name="P122">Catalog Search </text:p>
        </text:list-item>
        <text:list-item>
          <text:p text:style-name="P122">Quote</text:p>
        </text:list-item>
        <text:list-item>
          <text:p text:style-name="P122">Checkout</text:p>
          <text:p text:style-name="P122"/>
        </text:list-item>
      </text:list>
      <text:p text:style-name="P21">18) <text:span text:style-name="T31">What are the modes available in Magento 2?</text:span></text:p>
      <text:p text:style-name="P22"/>
      <text:list xml:id="list3793497760040750499" text:style-name="L27">
        <text:list-item>
          <text:p text:style-name="P123">default</text:p>
        </text:list-item>
        <text:list-item>
          <text:p text:style-name="P123">developer</text:p>
          <text:list>
            <text:list-item>
              <text:p text:style-name="P123">Disable static file caching<text:span text:style-name="T32">(by deploy static files to every request)</text:span></text:p>
            </text:list-item>
            <text:list-item>
              <text:p text:style-name="P123">Enable debugging</text:p>
            </text:list-item>
            <text:list-item>
              <text:p text:style-name="P123">show errors in frontend</text:p>
            </text:list-item>
            <text:list-item>
              <text:p text:style-name="P184"><text:span text:style-name="T11">Show </text:span><text:span text:style-name="T1">custom </text:span><text:span text:style-name="Source_20_Text"><text:span text:style-name="T1">X-Magento-*</text:span></text:span><text:span text:style-name="T1"> HTTP request and response headers</text:span></text:p>
            </text:list-item>
            <text:list-item>
              <text:p text:style-name="P125">enable automatic code compilation</text:p>
            </text:list-item>
          </text:list>
        </text:list-item>
        <text:list-item>
          <text:p text:style-name="P123">production</text:p>
          <text:list>
            <text:list-item>
              <text:p text:style-name="P125">Errors or exceptions are written on log file only</text:p>
            </text:list-item>
            <text:list-item>
              <text:p text:style-name="P125">Disable code compilation</text:p>
            </text:list-item>
            <text:list-item>
              <text:p text:style-name="P125">Serve static files from cache only(static folder – <text:span text:style-name="T32">not deploy to each request, so need to generate static file using command before change mode to production</text:span>)</text:p>
              <text:p text:style-name="P125"/>
            </text:list-item>
          </text:list>
        </text:list-item>
      </text:list>
      <text:p text:style-name="P23">19) <text:span text:style-name="T33">Differecne between customer and user ?</text:span></text:p>
      <text:p text:style-name="P23"/>
      <text:list xml:id="list5173692785598030639" text:style-name="L28">
        <text:list-item>
          <text:p text:style-name="P126">Customer – who can register through frontend and he is able to purchase the product from frontend</text:p>
        </text:list-item>
        <text:list-item>
          <text:p text:style-name="P126">User – By using user account can’t login in frontend. This credentials are useful for admin login only. </text:p>
          <text:p text:style-name="P126"/>
        </text:list-item>
      </text:list>
      <text:p text:style-name="P24">20) <text:s/>Is Magento has option to change magento user as customer ?</text:p>
      <text:p text:style-name="P24"/>
      <text:list xml:id="list2103164404172705009" text:style-name="L29">
        <text:list-item>
          <text:p text:style-name="P127">No</text:p>
        </text:list-item>
      </text:list>
      <text:p text:style-name="P24"/>
      <text:p text:style-name="P24">21) What is ACL ?</text:p>
      <text:p text:style-name="P24"/>
      <text:list xml:id="list2400341688940334628" text:style-name="L30">
        <text:list-item>
          <text:p text:style-name="P128">ACL stands for access control list</text:p>
        </text:list-item>
        <text:list-item>
          <text:p text:style-name="P129">By ACL, we can set permission to allow(read/write) list of features <text:s/><text:span text:style-name="T34">by</text:span> the admin user<text:span text:style-name="T34">s</text:span>. </text:p>
        </text:list-item>
      </text:list>
      <text:p text:style-name="P25"/>
      <text:p text:style-name="P26">22) <text:s/><text:span text:style-name="T35">What is custom attributes ?</text:span></text:p>
      <text:p text:style-name="P26"/>
      <text:p text:style-name="P27">23) Which table store theme details in magento 2?</text:p>
      <text:p text:style-name="P27"/>
      <text:list xml:id="list605645325469866486" text:style-name="L31">
        <text:list-item>
          <text:p text:style-name="P130">theme</text:p>
          <text:p text:style-name="P130"/>
        </text:list-item>
      </text:list>
      <text:p text:style-name="P27">24) What are the tables are used for storing admin user ?</text:p>
      <text:p text:style-name="P27"><text:soft-page-break/></text:p>
      <text:list xml:id="list2036595125752365304" text:style-name="L32">
        <text:list-item>
          <text:p text:style-name="P131">admin_user</text:p>
        </text:list-item>
        <text:list-item>
          <text:p text:style-name="P131">admin_passwords</text:p>
        </text:list-item>
        <text:list-item>
          <text:p text:style-name="P131">admin_user_session</text:p>
        </text:list-item>
      </text:list>
      <text:p text:style-name="P27"/>
      <text:p text:style-name="P28">25) In which table site, <text:s/>secure and unsecure urls are stored ?</text:p>
      <text:p text:style-name="P28"/>
      <text:list xml:id="list3215358903962076459" text:style-name="L33">
        <text:list-item>
          <text:p text:style-name="P132">core_config_data</text:p>
        </text:list-item>
      </text:list>
      <text:p text:style-name="P28"/>
      <text:p text:style-name="P47">26) <text:span text:style-name="T43">How to create child theme in magento 2?</text:span></text:p>
      <text:p text:style-name="P50"/>
      <text:list xml:id="list2439857511451358507" text:style-name="L34">
        <text:list-item>
          <text:p text:style-name="P133">In app folder, create design folder</text:p>
        </text:list-item>
        <text:list-item>
          <text:p text:style-name="P133">Create theme by vendor/theme name </text:p>
        </text:list-item>
        <text:list-item>
          <text:p text:style-name="P133">Create theme.xml file in etc directory</text:p>
        </text:list-item>
        <text:list-item>
          <text:p text:style-name="P133">Create registration.php and composer.json</text:p>
        </text:list-item>
        <text:list-item>
          <text:p text:style-name="P133">Create media directory and add preview image</text:p>
        </text:list-item>
        <text:list-item>
          <text:p text:style-name="P133">Give permission to your theme folder</text:p>
        </text:list-item>
        <text:list-item>
          <text:p text:style-name="P133">Now open admin &gt; content &gt; themes</text:p>
        </text:list-item>
        <text:list-item>
          <text:p text:style-name="P133">Click edit link and choose your theme in the 'Applied theme' <text:span text:style-name="T48">dropdown</text:span></text:p>
        </text:list-item>
        <text:list-item>
          <text:p text:style-name="P133">Finally create static content using the command</text:p>
          <text:list>
            <text:list-item>
              <text:list>
                <text:list-item>
                  <text:p text:style-name="P133">php bin/magento setup:static-content:deploy </text:p>
                </text:list-item>
              </text:list>
            </text:list-item>
          </text:list>
        </text:list-item>
      </text:list>
      <text:p text:style-name="P51"/>
      <text:p text:style-name="P51"/>
      <text:p text:style-name="P51">27) How do remove common section of all pages ? </text:p>
      <text:p text:style-name="P51"/>
      <text:list xml:id="list3112054476504526545" text:style-name="L35">
        <text:list-item>
          <text:p text:style-name="P134">Create the child theme in app/design/frontend</text:p>
        </text:list-item>
        <text:list-item>
          <text:p text:style-name="P134">In child theme, create Magento_Theme direcory,</text:p>
        </text:list-item>
        <text:list-item>
          <text:p text:style-name="P134">Create layout folder and default.xml <text:span text:style-name="T47">within layout directory.</text:span></text:p>
        </text:list-item>
        <text:list-item>
          <text:p text:style-name="P134">Check what block used to your section. </text:p>
        </text:list-item>
        <text:list-item>
          <text:p text:style-name="P135">Add the remove attribute to the reference block</text:p>
        </text:list-item>
        <text:list-item>
          <text:p text:style-name="P135"><text:s text:c="4"/>&lt;referenceBlock name="forgot-password-link" remove="true" /&gt; <text:s/></text:p>
        </text:list-item>
        <text:list-item>
          <text:p text:style-name="P135">6) Then remove the cache</text:p>
        </text:list-item>
        <text:list-item>
          <text:p text:style-name="P135">7) Now you can able to <text:span text:style-name="T47">see </text:span>changes in pages.</text:p>
        </text:list-item>
      </text:list>
      <text:p text:style-name="P52"/>
      <text:p text:style-name="P53">28) How do add new order status or view existing order statuses ? </text:p>
      <text:p text:style-name="P53"/>
      <text:list xml:id="list2861612061462968106" text:style-name="L36">
        <text:list-item>
          <text:p text:style-name="P136">Stores -&gt; Order Status</text:p>
        </text:list-item>
      </text:list>
      <text:p text:style-name="P53"/>
      <text:p text:style-name="P53">29) How order status are changed ? <text:s/></text:p>
      <text:p text:style-name="P53"/>
      <text:list xml:id="list424835209953308300" text:style-name="L37">
        <text:list-item>
          <text:p text:style-name="P137">After create the order - Pending </text:p>
        </text:list-item>
        <text:list-item>
          <text:p text:style-name="P137">If shipping or payment is completed - Processing </text:p>
        </text:list-item>
        <text:list-item>
          <text:p text:style-name="P137">After both shipping and payemnts are completed - Complete</text:p>
        </text:list-item>
        <text:list-item>
          <text:p text:style-name="P137">If user cancel the order <text:s/>- Cancel</text:p>
        </text:list-item>
        <text:list-item>
          <text:p text:style-name="P137">After Refund(Credit Memo - This enable after payment only) - Closed </text:p>
        </text:list-item>
      </text:list>
      <text:p text:style-name="P53"/>
      <text:p text:style-name="P54">30) Increase site performance in magento 2?</text:p>
      <text:p text:style-name="P54"/>
      <text:list xml:id="list3834903904420322942" text:style-name="L38">
        <text:list-item>
          <text:p text:style-name="P138">Enable production mode</text:p>
        </text:list-item>
        <text:list-item>
          <text:p text:style-name="P138">Disable unwanted module</text:p>
        </text:list-item>
        <text:list-item>
          <text:p text:style-name="P138"><text:soft-page-break/>Minify css, js</text:p>
        </text:list-item>
        <text:list-item>
          <text:p text:style-name="P138">Optimize the image size</text:p>
        </text:list-item>
        <text:list-item>
          <text:p text:style-name="P138">Enable browser cache by adding mode_expires to file types</text:p>
        </text:list-item>
        <text:list-item>
          <text:p text:style-name="P138">Use cdn for loading images, styles and scripts</text:p>
        </text:list-item>
        <text:list-item>
          <text:p text:style-name="P138">Enable Server side cache(built in cache or varnish)</text:p>
        </text:list-item>
        <text:list-item>
          <text:p text:style-name="P138">Load the styles at top</text:p>
        </text:list-item>
        <text:list-item>
          <text:p text:style-name="P138">Load the scripts at bottom</text:p>
        </text:list-item>
      </text:list>
      <text:p text:style-name="P54"/>
      <text:p text:style-name="P88"><text:span text:style-name="T1">31) </text:span><text:span text:style-name="T19">Difference between addAttributeToFilter() and addFieldToFilter() functions? </text:span></text:p>
      <text:p text:style-name="P55"/>
      <text:list xml:id="list5519779569967847844" text:style-name="L39">
        <text:list-item>
          <text:p text:style-name="P139">addAttributeToFilter() is used to filter EAV collections.</text:p>
        </text:list-item>
        <text:list-item>
          <text:p text:style-name="P139">addFieldToFilter() is used to filter Non-EAV collections.</text:p>
        </text:list-item>
      </text:list>
      <text:p text:style-name="P51"/>
      <text:p text:style-name="P56">32) Difference between Base Currency and Display Currency ?</text:p>
      <text:p text:style-name="P51"/>
      <text:list xml:id="list3258311162685975125" text:style-name="L40">
        <text:list-item>
          <text:p text:style-name="P140">Base currency only can be set up at global/ website scope.(Base currency is used for all payement transactions)</text:p>
        </text:list-item>
        <text:list-item>
          <text:p text:style-name="P140">display currency and allow currency can be set up for each store view. We can adjust the relationship between these kinds of currency through the currency rate. </text:p>
        </text:list-item>
      </text:list>
      <text:p text:style-name="P51"/>
      <text:p text:style-name="P58">33) How do set currency rate in magento 2 admin ?</text:p>
      <text:p text:style-name="P58"/>
      <text:p text:style-name="P58"/>
      <text:p text:style-name="P60">34) List of sessions in Magento 2?</text:p>
      <text:p text:style-name="P60"/>
      <text:list xml:id="list1048774178694867001" text:style-name="L41">
        <text:list-item>
          <text:p text:style-name="P141">Magento Backend</text:p>
        </text:list-item>
        <text:list-item>
          <text:p text:style-name="P141">Customer</text:p>
        </text:list-item>
        <text:list-item>
          <text:p text:style-name="P141">Checkout</text:p>
        </text:list-item>
        <text:list-item>
          <text:p text:style-name="P141">Catalog</text:p>
        </text:list-item>
        <text:list-item>
          <text:p text:style-name="P141"><text:s/>Newsletter </text:p>
        </text:list-item>
      </text:list>
      <text:p text:style-name="P60"/>
      <text:p text:style-name="P62">35) Difference between Bundle Product and Grouped Product ?</text:p>
      <text:p text:style-name="P62"/>
      <text:p text:style-name="P62">In both type, we added several products and sell them as a single product. In Bundle product, customers can choose custom options(size, color) to each associated products, but in grouped product, not able to choose options. </text:p>
      <text:p text:style-name="P62"/>
      <text:p text:style-name="P62"/>
      <text:p text:style-name="P66">36) Difference between Custom Attributes and Extension Attributes</text:p>
      <text:p text:style-name="P66"/>
      <text:p text:style-name="P66"/>
      <text:p text:style-name="P67">37) What is RecurringData in magento 2?</text:p>
      <text:p text:style-name="P67"><text:a xlink:type="simple" xlink:href="https://devdocs.magento.com/guides/v2.3/extension-dev-guide/prepare/lifecycle.html#recurring-data-event" text:style-name="Internet_20_link" text:visited-style-name="Visited_20_Internet_20_Link">https://devdocs.magento.com/guides/v2.3/extension-dev-guide/prepare/lifecycle.html#recurring-data-event</text:a></text:p>
      <text:p text:style-name="P67"/>
      <text:p text:style-name="P75">38) What is CSRF ?</text:p>
      <text:p text:style-name="P75"/>
      <text:p text:style-name="P75">CSRF <text:s/>means that Cross Site Request Forgery. <text:s/></text:p>
      <text:p text:style-name="P75"/>
      <text:p text:style-name="P75">For example: Consider Signup process. Submit data to server multiple time without signup form. If website is Ecommerce, we can’t find who is the real user. </text:p>
      <text:p text:style-name="P75"><text:soft-page-break/></text:p>
      <text:p text:style-name="P75">Avoid:</text:p>
      <text:p text:style-name="P75"><text:s/></text:p>
      <text:p text:style-name="P75">To avoid this attack, we follow <text:span text:style-name="T52">one method is, generate token before load the form, and validate this token before process the submitted data<text:tab/>. </text:span></text:p>
      <text:p text:style-name="P75"/>
      <text:p text:style-name="P76">39) What is design patterns ?</text:p>
      <text:p text:style-name="P76"/>
      <text:p text:style-name="P76">Design patterns describes the problem which occurs over and over again, also describe the core of the solution to that. </text:p>
      <text:p text:style-name="P76"/>
      <text:p text:style-name="P79">40) List of design patterns</text:p>
      <text:p text:style-name="P79"/>
      <text:p text:style-name="P79">1) Factory Patterns</text:p>
      <text:p text:style-name="P79">2) Dependency Injection Pattern</text:p>
      <text:p text:style-name="P79">3) Proxy pattern</text:p>
      <text:p text:style-name="P79">4) <text:span text:style-name="T53">Service Contract Pattern</text:span></text:p>
      <text:p text:style-name="P80">5) <text:bookmark-start text:name="__DdeLink__1394_115250825"/>Adapter pattern<text:bookmark-end text:name="__DdeLink__1394_115250825"/></text:p>
      <text:p text:style-name="P80"/>
      <text:p text:style-name="P81">41) what is adapter pattern ?</text:p>
      <text:p text:style-name="P81"/>
      <text:p text:style-name="P82"/>
      <text:p text:style-name="P62"/>
      <text:p text:style-name="P77">40) What is knockout js ?</text:p>
      <text:p text:style-name="P77"/>
      <text:p text:style-name="P77">1) KnockoutJs is javascript library. </text:p>
      <text:p text:style-name="P77">2) It follows the MVVM(Model - View - View Model) design pattern.</text:p>
      <text:p text:style-name="P77">3) It is used to create more interactive and dynamic web pages. </text:p>
      <text:p text:style-name="P77">4) Main feature of knockout js is, two way binding. if you change in view, it will affect in view model, same for vice versa.</text:p>
      <text:p text:style-name="P77"/>
      <text:p text:style-name="P78">41) What is RequireJs ?</text:p>
      <text:p text:style-name="P78"/>
      <text:p text:style-name="P78">1) Require js is the javascript library. It is a basic loader. </text:p>
      <text:p text:style-name="P78">2) In modular programming, all functionalities are divided into modules, so need to load the required javascript files modular wise. So Requirejs is the best way to load javascript files to module wise. </text:p>
      <text:p text:style-name="P78">3) This way, developer can understand what are the dependencies to each module. </text:p>
      <text:p text:style-name="P78">4) It reduces http requests. </text:p>
      <text:p text:style-name="P78">5) No need to wory about the order of the dependencies, It manages itself. </text:p>
      <text:p text:style-name="P78">6) It imporve the speed and quality of code.</text:p>
      <text:p text:style-name="P78"/>
      <text:p text:style-name="P48"/>
      <text:p text:style-name="P49">27) 1) what is B2B ? </text:p>
      <text:p text:style-name="P49"/>
      <text:p text:style-name="P49">Business to Business. </text:p>
      <text:p text:style-name="P49"/>
      <text:p text:style-name="P49">2) What is B2C ? </text:p>
      <text:p text:style-name="P49"/>
      <text:p text:style-name="P49">3) Tell me about company ? </text:p>
      <text:p text:style-name="P49"/>
      <text:p text:style-name="P49">4) Difference between mysql and mongodb?</text:p>
      <text:p text:style-name="P49"><text:soft-page-break/></text:p>
      <text:p text:style-name="P28"/>
      <text:p text:style-name="P28"/>
      <text:p text:style-name="P59"/>
      <text:p text:style-name="P59">1) Customers - Can able to maintain customers based on website, but not in store. </text:p>
      <text:p text:style-name="P59">2) Currency - Can choose base currency to each website, but can choose display currency only. </text:p>
      <text:p text:style-name="P59">3) Shipping and payment method settings - can configure settings to each webiste, but can't configure in store.</text:p>
      <text:p text:style-name="P59">4) Prouce wise assigning in website, but we can choose the root category.</text:p>
      <text:p text:style-name="P59"/>
      <text:p text:style-name="P29"/>
      <text:p text:style-name="P29"/>
      <text:list xml:id="list2255016927574736507" text:style-name="L42">
        <text:list-header>
          <text:p text:style-name="P124"/>
        </text:list-header>
      </text:list>
      <text:p text:style-name="P21"/>
      <text:p text:style-name="P22"/>
      <text:p text:style-name="P21"/>
      <text:p text:style-name="P21"/>
      <text:p text:style-name="P20"/>
      <text:p text:style-name="P20"/>
      <text:p text:style-name="P20"/>
      <text:p text:style-name="P31"/>
      <text:p text:style-name="P31"/>
      <text:p text:style-name="P31"/>
      <text:p text:style-name="P31"/>
      <text:p text:style-name="P31">Core PHP</text:p>
      <text:p text:style-name="P31"/>
      <text:p text:style-name="P34">1. What is php ?</text:p>
      <text:p text:style-name="P34"/>
      <text:list xml:id="list1790767293838148791" text:style-name="L43">
        <text:list-item>
          <text:p text:style-name="P142">Php is object oriented programming language</text:p>
        </text:list-item>
        <text:list-item>
          <text:p text:style-name="P142">php is open source</text:p>
        </text:list-item>
        <text:list-item>
          <text:p text:style-name="P142">It is used to develop dynamic web pages, api. </text:p>
          <text:p text:style-name="P142"/>
        </text:list-item>
      </text:list>
      <text:p text:style-name="P61">2. What are the four princples of oops?</text:p>
      <text:p text:style-name="P61"/>
      <text:list xml:id="list8844049036230817059" text:style-name="L44">
        <text:list-item>
          <text:p text:style-name="P146">Encapsulation</text:p>
        </text:list-item>
        <text:list-item>
          <text:p text:style-name="P146">Abstraction</text:p>
        </text:list-item>
        <text:list-item>
          <text:p text:style-name="P146">Polymorphism</text:p>
        </text:list-item>
        <text:list-item>
          <text:p text:style-name="P146">Inheritance</text:p>
        </text:list-item>
      </text:list>
      <text:list xml:id="list101253757625596" text:continue-list="list1790767293838148791" text:style-name="L43">
        <text:list-header>
          <text:p text:style-name="P142"/>
        </text:list-header>
      </text:list>
      <text:p text:style-name="P34">2. What is encapsulation ?</text:p>
      <text:p text:style-name="P34"/>
      <text:list xml:id="list828884123709763334" text:style-name="L45">
        <text:list-item>
          <text:p text:style-name="P143">Wrapping set of data <text:span text:style-name="T51">such as properties methods </text:span>into single unit is encapsulation. <text:span text:style-name="T51">This is achived by creating class and use private, public and private access modifiers. </text:span></text:p>
        </text:list-item>
        <text:list-item>
          <text:p text:style-name="P147">Usage:</text:p>
          <text:list>
            <text:list-item>
              <text:p text:style-name="P147">When we develop application, we define different properties and methods. If we implement properties or methods of the one feature <text:s/>accedentily again for another feature, It may affect the old one. So we need to hide by following the encapsulation principle. <text:s text:c="2"/></text:p>
            </text:list-item>
          </text:list>
        </text:list-item>
      </text:list>
      <text:p text:style-name="P34"/>
      <text:p text:style-name="P34">3. What is polymorphisam ?</text:p>
      <text:p text:style-name="P34"><text:soft-page-break/></text:p>
      <text:list xml:id="list7182707564379070772" text:style-name="L46">
        <text:list-item>
          <text:p text:style-name="P185"><text:span text:style-name="T22">If m</text:span><text:span text:style-name="T20">ethods of the different classes do same thing that should have same name.</text:span><text:span text:style-name="T21"><text:tab/></text:span></text:p>
        </text:list-item>
      </text:list>
      <text:p text:style-name="P34"/>
      <text:p text:style-name="P34">4. What is inheritance ?</text:p>
      <text:p text:style-name="P34"/>
      <text:list xml:id="list4373138867890955125" text:style-name="L47">
        <text:list-item>
          <text:p text:style-name="P144">One class use another class member and method by extending the class. </text:p>
          <text:p text:style-name="P144"/>
        </text:list-item>
      </text:list>
      <text:p text:style-name="P34">5. Types of inheritance ?</text:p>
      <text:p text:style-name="P34"/>
      <text:list xml:id="list4327211564208958069" text:style-name="L48">
        <text:list-item>
          <text:p text:style-name="P145">Single inheritance</text:p>
        </text:list-item>
        <text:list-item>
          <text:p text:style-name="P145">multiple inheritance </text:p>
          <text:list>
            <text:list-item>
              <text:p text:style-name="P145">multiple inheritance is not supported, we can achieve this by interface. </text:p>
            </text:list-item>
          </text:list>
        </text:list-item>
        <text:list-item>
          <text:p text:style-name="P145">multilevel inheritance</text:p>
          <text:p text:style-name="P145"/>
        </text:list-item>
      </text:list>
      <text:p text:style-name="P34">6. <text:s/>what is overloading ?</text:p>
      <text:p text:style-name="P34"/>
      <text:list xml:id="list4014436000442731234" text:style-name="L49">
        <text:list-item>
          <text:p text:style-name="P148">Method overloading allows to create properties and methods dynamically. We can divide the method overloading and property overloading</text:p>
        </text:list-item>
        <text:list-item>
          <text:p text:style-name="P148">Property overloading – write and read inaccessible or non-existent properties using __get() and __set() magic functions</text:p>
          <text:list>
            <text:list-item>
              <text:p text:style-name="P148">example: cakephp 3: when save the data through entity, we use $user-&gt;name=”muthu”, like we get use $user-&gt;name; <text:s/>when use check entity, you can’t see these properties. Here __get() and __set() functions are used.</text:p>
            </text:list-item>
          </text:list>
        </text:list-item>
        <text:list-item>
          <text:p text:style-name="P148">method overloading – access inaccessible or non-existing method using __call() magic fnction</text:p>
          <text:list>
            <text:list-item>
              <text:p text:style-name="P148">For ex: cakephp 3 -&gt; Flashcompoent doesn’t have the success or fail function, but we call, $this-&gt;flash-&gt;success(‘saved successfully’), $this-&gt;flash-&gt;fail(‘cant save, please check admin’). These two fnctions call __call() magic function. </text:p>
            </text:list-item>
          </text:list>
        </text:list-item>
      </text:list>
      <text:p text:style-name="P35"/>
      <text:p text:style-name="P36">7. what is function overridding ?</text:p>
      <text:p text:style-name="P36"/>
      <text:list xml:id="list2793666901281384703" text:style-name="L50">
        <text:list-item>
          <text:p text:style-name="P149">Method overriding is a feature that allows implement the parent class method in subclass. </text:p>
          <text:p text:style-name="P149"/>
        </text:list-item>
      </text:list>
      <text:p text:style-name="P36">8. Is Php support multiple inheritance ?</text:p>
      <text:p text:style-name="P36"/>
      <text:list xml:id="list1232719846275809024" text:style-name="L51">
        <text:list-item>
          <text:p text:style-name="P150">No, php doesn't support multiple inheritance.</text:p>
        </text:list-item>
      </text:list>
      <text:p text:style-name="P36"/>
      <text:p text:style-name="P36">9. What is Trait ?</text:p>
      <text:p text:style-name="P36"/>
      <text:list xml:id="list3718283460621637679" text:style-name="L52">
        <text:list-item>
          <text:p text:style-name="P151">By using <text:span text:style-name="T49">multiple</text:span> inheritance, we can use method<text:span text:style-name="T50">s</text:span> from other single class only. But sometime, we need to load method from different class. Traits give the feature of loading methods from different class. </text:p>
        </text:list-item>
        <text:list-item>
          <text:p text:style-name="P151">Can’t use member in trait</text:p>
        </text:list-item>
      </text:list>
      <text:p text:style-name="P36"/>
      <text:p text:style-name="P37">10. what is the use of static ?</text:p>
      <text:p text:style-name="P37"/>
      <text:list xml:id="list1299895324452239297" text:style-name="L53">
        <text:list-item>
          <text:p text:style-name="P152">If member or method is defined with static, those are accessible without creating object. Static functions are associated with class only, not an instance of class.</text:p>
        </text:list-item>
        <text:list-item>
          <text:p text:style-name="P153">Static method or member can’t be accessed by -&gt; operator, shoudl use scope resolution operator ::</text:p>
        </text:list-item>
      </text:list>
      <text:p text:style-name="P31"><text:soft-page-break/></text:p>
      <text:p text:style-name="P30">1<text:span text:style-name="T41">1</text:span>. What is magic method in php ?</text:p>
      <text:list xml:id="list7028129060295864121" text:style-name="L54">
        <text:list-item>
          <text:p text:style-name="P154">Php provides some magic functions which start with two underscore(__). </text:p>
        </text:list-item>
        <text:list-item>
          <text:p text:style-name="P154">Magic function works as interceptors that are called automatically when certain conditions are met</text:p>
        </text:list-item>
        <text:list-item>
          <text:p text:style-name="P154">For ex: __construct() - this function is called when create the object to the class. So using __construct() magic function, we can initialize <text:span text:style-name="T36">the variables</text:span>. </text:p>
        </text:list-item>
      </text:list>
      <text:p text:style-name="P32"/>
      <text:p text:style-name="P32"><text:span text:style-name="T41">1</text:span>2. Pls tell some magic functions ?</text:p>
      <text:p text:style-name="P32"/>
      <text:list xml:id="list3572770207507057410" text:style-name="L55">
        <text:list-item>
          <text:p text:style-name="P155">__construct()</text:p>
        </text:list-item>
        <text:list-item>
          <text:p text:style-name="P155">__destruct()</text:p>
        </text:list-item>
        <text:list-item>
          <text:p text:style-name="P155">__<text:span text:style-name="T37">invoke()</text:span></text:p>
        </text:list-item>
        <text:list-item>
          <text:p text:style-name="P155">__<text:span text:style-name="T40">get()</text:span></text:p>
        </text:list-item>
        <text:list-item>
          <text:p text:style-name="P155">__<text:span text:style-name="T40">set()</text:span></text:p>
        </text:list-item>
      </text:list>
      <text:p text:style-name="P32"/>
      <text:p text:style-name="P33"><text:span text:style-name="T41">1</text:span>3. Difference between interface and abstract class?</text:p>
      <text:p text:style-name="P33"/>
      <text:p text:style-name="P33"/>
      <text:p text:style-name="P33">Interface:</text:p>
      <text:p text:style-name="P33"/>
      <text:p text:style-name="P33">1) able to declare method, not define </text:p>
      <text:p text:style-name="P33">2) all methods should be public</text:p>
      <text:p text:style-name="P33">3) Can't declare the member, but can define the constant.</text:p>
      <text:p text:style-name="P33">4) When implement the inteface, should define all methods which are declared in interface. </text:p>
      <text:p text:style-name="P33">5) Able to implement more than one interfaces from class. </text:p>
      <text:p text:style-name="P33">6) one interface can extend any number of interfaces, but can't implement another interface.</text:p>
      <text:p text:style-name="P33"/>
      <text:p text:style-name="P33">Abstract Class:</text:p>
      <text:p text:style-name="P33"/>
      <text:p text:style-name="P33">1) able to declare and define the methods, but able to declare abstract method only</text:p>
      <text:p text:style-name="P33">2) all methods should start with abstract</text:p>
      <text:p text:style-name="P33">3) can't initiate the abstract class, shoudl extends abstract class to use methods. </text:p>
      <text:p text:style-name="P33">4) when extends abstract class from class, all abstract methods should be defined in class. </text:p>
      <text:p text:style-name="P33">5) One abstract class can extend another abstract class. When extend from abstract class, you can define to parent abstract method, if not define, should declare same method with abstract keyword.</text:p>
      <text:p text:style-name="P33"/>
      <text:p text:style-name="P63">14. When will you use abstract class ? Explain with example ?</text:p>
      <text:p text:style-name="P63"/>
      <text:p text:style-name="P63"><text:a xlink:type="simple" xlink:href="https://www.codebyamir.com/blog/when-to-use-an-abstract-class-in-java" text:style-name="Internet_20_link" text:visited-style-name="Visited_20_Internet_20_Link">https://www.codebyamir.com/blog/when-to-use-an-abstract-class-in-java</text:a></text:p>
      <text:p text:style-name="P63"><text:s/></text:p>
      <text:p text:style-name="P39"/>
      <text:p text:style-name="P39"/>
      <text:p text:style-name="P39">MYSQL</text:p>
      <text:p text:style-name="P39"/>
      <text:p text:style-name="P38">1) what is mysql ? </text:p>
      <text:p text:style-name="P38"/>
      <text:list xml:id="list2836752109824244093" text:style-name="L56">
        <text:list-item>
          <text:p text:style-name="P156">Mysql is relational database management system(RDBMS)</text:p>
        </text:list-item>
        <text:list-item>
          <text:p text:style-name="P156">It is open source license. </text:p>
        </text:list-item>
        <text:list-item>
          <text:p text:style-name="P156">Mysql support large databases, upto 50 millions rows or more in table. </text:p>
        </text:list-item>
        <text:list-item>
          <text:p text:style-name="P156"><text:soft-page-break/>It will work on multiple operating system and work with many languages.</text:p>
        </text:list-item>
      </text:list>
      <text:p text:style-name="P33"/>
      <text:p text:style-name="P38">2) What is primary key ? </text:p>
      <text:p text:style-name="P38"/>
      <text:list xml:id="list7771756955615311118" text:style-name="L57">
        <text:list-item>
          <text:p text:style-name="P157">A primary key is a special relational database table column (or combination of columns) used to uniquely identify all table records.</text:p>
        </text:list-item>
        <text:list-item>
          <text:p text:style-name="P157">It must contain a unique value</text:p>
        </text:list-item>
        <text:list-item>
          <text:p text:style-name="P157">It can't contain null values. </text:p>
        </text:list-item>
      </text:list>
      <text:p text:style-name="P38"/>
      <text:p text:style-name="P38">3) What is foreign key ? </text:p>
      <text:p text:style-name="P38"/>
      <text:list xml:id="list5432658012714907962" text:style-name="L58">
        <text:list-item>
          <text:p text:style-name="P158">Foriegn key is special column that contain the value of the other table primary key. </text:p>
        </text:list-item>
        <text:list-item>
          <text:p text:style-name="P158">It is used for relating tables.</text:p>
        </text:list-item>
      </text:list>
      <text:p text:style-name="P38"/>
      <text:p text:style-name="P84"><text:span text:style-name="T12">4</text:span><text:span text:style-name="T1">) What is unique key ? </text:span></text:p>
      <text:p text:style-name="P40"/>
      <text:list xml:id="list3468946389050835634" text:style-name="L59">
        <text:list-item>
          <text:p text:style-name="P159">Like primary key, unique key is the special column or more columns in table. </text:p>
        </text:list-item>
        <text:list-item>
          <text:p text:style-name="P159">It is used to uniquely identify the records in the table. </text:p>
        </text:list-item>
        <text:list-item>
          <text:p text:style-name="P159">Unique key accept only one null value. </text:p>
        </text:list-item>
      </text:list>
      <text:p text:style-name="P40"/>
      <text:p text:style-name="P40">5) What is composite key ?</text:p>
      <text:p text:style-name="P40"/>
      <text:list xml:id="list6738201715239059055" text:style-name="L60">
        <text:list-item>
          <text:p text:style-name="P188"><text:span text:style-name="T1">A composite key is a combination of two or more columns in a table that can be used to uniquely identify </text:span><text:span text:style-name="T13">record </text:span><text:span text:style-name="T1">in the table.</text:span></text:p>
        </text:list-item>
      </text:list>
      <text:p text:style-name="P40"/>
      <text:p text:style-name="P85"><text:span text:style-name="T1">6) </text:span><text:span text:style-name="T14">What is </text:span><text:span text:style-name="T15">stored prcedure ?</text:span></text:p>
      <text:p text:style-name="P41"/>
      <text:list xml:id="list1048105793936195667" text:style-name="L61">
        <text:list-item>
          <text:p text:style-name="P160">is the prepared sql code and that can be saved, so code be reused again and again. This is used for when need to execute same sql again and again.</text:p>
          <text:p text:style-name="P160"/>
        </text:list-item>
      </text:list>
      <text:p text:style-name="P42">7) <text:s/>What is trigger ?</text:p>
      <text:p text:style-name="P42"/>
      <text:list xml:id="list6267099313234464811" text:style-name="L62">
        <text:list-item>
          <text:p text:style-name="P186"><text:span text:style-name="T16">It is </text:span><text:span text:style-name="T1">a special type of stored procedure</text:span><text:span text:style-name="T16"> which is executed automatically when some event occurs. </text:span></text:p>
          <text:p text:style-name="P161"/>
        </text:list-item>
      </text:list>
      <text:p text:style-name="P86"><text:span text:style-name="T1">8) <text:s/></text:span><text:span text:style-name="T17">What is aggregate functions in mysql ?</text:span></text:p>
      <text:p text:style-name="P43"/>
      <text:list xml:id="list6865479706832784069" text:style-name="L63">
        <text:list-item>
          <text:p text:style-name="P162">Performs calculation with set of values and return single value. For example, count(), Max(), Min(), SUM()</text:p>
          <text:p text:style-name="P162"/>
        </text:list-item>
      </text:list>
      <text:p text:style-name="P87"><text:span text:style-name="T1">9) <text:s/></text:span><text:span text:style-name="T18">What is mysql storage engine ?</text:span></text:p>
      <text:p text:style-name="P44"/>
      <text:list xml:id="list9181740440163265896" text:style-name="L64">
        <text:list-item>
          <text:p text:style-name="P163">Storage engines are MySQL components that handle the SQL operations for different table types.</text:p>
        </text:list-item>
        <text:list-item>
          <text:p text:style-name="P189"><text:a xlink:type="simple" xlink:href="https://dev.mysql.com/doc/refman/8.0/en/innodb-storage-engine.html" text:style-name="Internet_20_link" text:visited-style-name="Visited_20_Internet_20_Link"><text:span text:style-name="Source_20_Text"><text:span text:style-name="T42">InnoDB</text:span></text:span></text:a><text:span text:style-name="T42"> </text:span><text:span text:style-name="T18">is the default and most general-purpose storage engine, and Oracle recommends using it for tables except for specialized use cases. </text:span></text:p>
        </text:list-item>
        <text:list-item>
          <text:p text:style-name="P189"><text:span text:style-name="T18">To determine which storage engines your server supports, use the </text:span><text:a xlink:type="simple" xlink:href="https://dev.mysql.com/doc/refman/8.0/en/show-engines.html" text:style-name="Internet_20_link" text:visited-style-name="Visited_20_Internet_20_Link"><text:span text:style-name="Source_20_Text"><text:span text:style-name="T18">SHOW ENGINES</text:span></text:span></text:a><text:span text:style-name="T18"> statement</text:span></text:p>
        </text:list-item>
      </text:list>
      <text:p text:style-name="P45"/>
      <text:p text:style-name="P45">10) Types of storage engines</text:p>
      <text:p text:style-name="P45"/>
      <text:list xml:id="list6946667107630919482" text:style-name="L65">
        <text:list-item>
          <text:p text:style-name="P164"><text:soft-page-break/>InnoDB</text:p>
          <text:list>
            <text:list-item>
              <text:p text:style-name="P164">The default storage engine </text:p>
            </text:list-item>
            <text:list-item>
              <text:p text:style-name="P164">It is transaction safe storage engine because it has commit, rollback and cash-recovery capabilities to protect user data. </text:p>
            </text:list-item>
            <text:list-item>
              <text:p text:style-name="P164">It is row-level locking</text:p>
            </text:list-item>
            <text:list-item>
              <text:p text:style-name="P165">It supports primary and foreign key features</text:p>
            </text:list-item>
          </text:list>
        </text:list-item>
        <text:list-item>
          <text:p text:style-name="P165">MyIsam</text:p>
          <text:list>
            <text:list-item>
              <text:p text:style-name="P165">It follows table level locking so that it have limit to read/write workloads</text:p>
            </text:list-item>
            <text:list-item>
              <text:p text:style-name="P165">So It is mostly used for read only or read – mostly workloads in web. </text:p>
            </text:list-item>
            <text:list-item>
              <text:p text:style-name="P165">Mysam support primary key, but doesn’t support foreign key</text:p>
            </text:list-item>
          </text:list>
        </text:list-item>
        <text:list-item>
          <text:p text:style-name="P166">Memory</text:p>
          <text:list>
            <text:list-item>
              <text:p text:style-name="P166">Contents of the memory storage engine stored in RAM instead of Disk</text:p>
            </text:list-item>
            <text:list-item>
              <text:p text:style-name="P166">It is best for read-only caches or temporary work areas</text:p>
            </text:list-item>
            <text:list-item>
              <text:p text:style-name="P166">Since it is stored in memry, It is vulnerable to power outage or hardware failure and is unsuitable for permanent data storage. </text:p>
            </text:list-item>
            <text:list-item>
              <text:p text:style-name="P190"><text:span text:style-name="T1">In fact, after a server restart, </text:span><text:span text:style-name="Source_20_Text"><text:span text:style-name="T1">MEMORY</text:span></text:span><text:span text:style-name="T1"> tables will be recreated (because the definition file is stored on disk), but they will be empty. It is possible to re-populate them with a query using the </text:span><text:span text:style-name="Source_20_Text"><text:span text:style-name="T1">--init-file</text:span></text:span><text:span text:style-name="T1"> server startup option.</text:span></text:p>
            </text:list-item>
          </text:list>
        </text:list-item>
      </text:list>
      <text:p text:style-name="P46"/>
      <text:p text:style-name="P69">11) Types of join in mysql ?</text:p>
      <text:p text:style-name="P69"/>
      <text:list xml:id="list3455624466351990381" text:style-name="L66">
        <text:list-item>
          <text:p text:style-name="P191"><text:span text:style-name="T1">Inner Join – </text:span><text:span text:style-name="T23">Return the records which have matching values in both tables. </text:span></text:p>
        </text:list-item>
        <text:list-item>
          <text:p text:style-name="P167">Left Join – Return all the records from the left table, and matched records from the right table.</text:p>
        </text:list-item>
        <text:list-item>
          <text:p text:style-name="P167">Right Join – Return all the records from the right table, and mtached records from the left table. </text:p>
        </text:list-item>
        <text:list-item>
          <text:p text:style-name="P167">Full Join – Return all the records from left and right table, it doesn’t consider the value is matching between both tables. </text:p>
          <text:p text:style-name="P167"/>
        </text:list-item>
      </text:list>
      <text:p text:style-name="P70">11) <text:s/>Difference between Order By and Group By</text:p>
      <text:p text:style-name="P70"/>
      <text:list xml:id="list6843533659968317385" text:style-name="L67">
        <text:list-item>
          <text:p text:style-name="P168">Order By – Sorts the records in ascending or descending by single or combination of columns. </text:p>
        </text:list-item>
        <text:list-item>
          <text:p text:style-name="P168">Group by – It is used with aggregate functions (sum, count, avg , max) to group the result set by one or more columns. </text:p>
          <text:p text:style-name="P168"/>
        </text:list-item>
      </text:list>
      <text:p text:style-name="P91"><text:span text:style-name="T1">12) <text:s/></text:span><text:span text:style-name="T24">What is sql injection ?</text:span></text:p>
      <text:p text:style-name="P71"/>
      <text:p text:style-name="P72">Sql injection is the code injection technique. Inject sql code into entry field(form input) or excution.</text:p>
      <text:p text:style-name="P72"/>
      <text:p text:style-name="P72">For ex: </text:p>
      <text:p text:style-name="P72">select * from users where id = 5 <text:s/>=&gt; No problem it match the user id and retrieve the specific record. </text:p>
      <text:p text:style-name="P72">In cash, enter id = 5 OR 1=1 instead of 5 as user id, It retrieves all the records</text:p>
      <text:p text:style-name="P72">select * from users wher id = 5 OR 1=1</text:p>
      <text:p text:style-name="P73"/>
      <text:p text:style-name="P74">Prevention:</text:p>
      <text:p text:style-name="P74"/>
      <text:p text:style-name="P74">Use prepare statement </text:p>
      <text:list xml:id="list101255562625326" text:continue-list="list3455624466351990381" text:style-name="L66">
        <text:list-header>
          <text:p text:style-name="P167"/>
        </text:list-header>
      </text:list>
      <text:p text:style-name="P46"><text:soft-page-break/></text:p>
      <text:list xml:id="list101255446679945" text:continue-list="list6946667107630919482" text:style-name="L65">
        <text:list-item>
          <text:list>
            <text:list-header>
              <text:p text:style-name="P165"/>
            </text:list-header>
          </text:list>
        </text:list-item>
      </text:list>
      <text:p text:style-name="P64"/>
      <text:p text:style-name="P64"/>
      <text:p text:style-name="P65">what is Ajax ?</text:p>
      <text:p text:style-name="P65"/>
      <text:p text:style-name="P65"/>
      <text:p text:style-name="P68"/>
      <text:p text:style-name="P68">Tell about magento 2 project </text:p>
      <text:p text:style-name="P68">Types of product types</text:p>
      <text:p text:style-name="P68">Difference between Bundle and Grouped Products</text:p>
      <text:p text:style-name="P68">Site performance</text:p>
      <text:p text:style-name="P68">Difference between Custom attributes and Extension Attributes</text:p>
      <text:p text:style-name="P68">What is the use of RecurringData.php ? </text:p>
      <text:p text:style-name="P68">What is the use of RecurringSchema.php ? </text:p>
      <text:p text:style-name="P68">Types of association available in cakephp 3 ? </text:p>
      <text:p text:style-name="P68">How do use associattion in cakephp 3? </text:p>
      <text:p text:style-name="P68"/>
      <text:p text:style-name="P65"/>
      <text:p text:style-name="P65"/>
      <text:p text:style-name="P169">1) Please give laravel folder strcutue and explain</text:p>
      <text:p text:style-name="P169"/>
      <text:p text:style-name="P169">.<text:span text:style-name="T54">env</text:span></text:p>
      <text:p text:style-name="P169">app</text:p>
      <text:p text:style-name="P169">- Http</text:p>
      <text:p text:style-name="P169">--Controllers</text:p>
      <text:p text:style-name="P169">-- <text:span text:style-name="T54">Middleware</text:span></text:p>
      <text:p text:style-name="P169">-- <text:span text:style-name="T54">Kernel.php</text:span></text:p>
      <text:p text:style-name="P169"><text:span text:style-name="T54">Config</text:span></text:p>
      <text:p text:style-name="P169">- <text:span text:style-name="T54">app.php</text:span></text:p>
      <text:p text:style-name="P170">- <text:span text:style-name="T54">database.php</text:span></text:p>
      <text:p text:style-name="P170">- <text:span text:style-name="T55">filesystems.php</text:span></text:p>
      <text:p text:style-name="P171">Resoures</text:p>
      <text:p text:style-name="P171"><text:s/>- views</text:p>
      <text:p text:style-name="P171"><text:s/>Storage</text:p>
      <text:p text:style-name="P171"><text:s text:c="2"/>- app</text:p>
      <text:p text:style-name="P171"><text:s text:c="2"/>-- <text:s/>public</text:p>
      <text:p text:style-name="P171"><text:s text:c="2"/>-- log</text:p>
      <text:p text:style-name="P172">database </text:p>
      <text:p text:style-name="P172"><text:s text:c="2"/>- migrations</text:p>
      <text:p text:style-name="P172"><text:s text:c="2"/>- seeds</text:p>
      <text:p text:style-name="P172"><text:s text:c="2"/>- factories</text:p>
      <text:p text:style-name="P172"/>
      <text:p text:style-name="P172"/>
      <text:p text:style-name="P173">2. Please give php artisan commands</text:p>
      <text:p text:style-name="P173"/>
      <text:p text:style-name="P173">- php artisan serve</text:p>
      <text:p text:style-name="P173">- <text:bookmark-start text:name="__DdeLink__1453_1156374764"/>php artisan make:controller <text:bookmark-end text:name="__DdeLink__1453_1156374764"/><text:s/>Controlleername</text:p>
      <text:p text:style-name="P173">- php artisan make:model Modelname</text:p>
      <text:p text:style-name="P173">- php artisan <text:span text:style-name="T56">make:migration </text:span><text:s/><text:span text:style-name="T56">create_users_table</text:span></text:p>
      <text:p text:style-name="P173">- <text:span text:style-name="T56">php artisan make:migration add_users_table</text:span></text:p>
      <text:p text:style-name="P174">- php artisan migrate</text:p>
      <text:p text:style-name="P175"><text:soft-page-break/>3. <text:span text:style-name="T58">How do install dependencies(third party library) in laravel ?</text:span></text:p>
      <text:p text:style-name="P195"/>
      <text:list xml:id="list3197472268110208951" text:style-name="L68">
        <text:list-item>
          <text:p text:style-name="P197"><text:span text:style-name="T57">for example: tcpdf extension</text:span></text:p>
        </text:list-item>
        <text:list-item>
          <text:p text:style-name="P197"><text:span text:style-name="T57">Install tcpdf library in composer</text:span></text:p>
          <text:list>
            <text:list-item>
              <text:p text:style-name="P197"><text:span text:style-name="T57">composer require elibyy/tcpdf-laravel</text:span></text:p>
            </text:list-item>
          </text:list>
        </text:list-item>
        <text:list-item>
          <text:p text:style-name="P196">Open config/app.php and add tcdf service provider as value to the ‘providers’ array</text:p>
          <text:list>
            <text:list-item>
              <text:p text:style-name="P194">Elibyy\TCPDF\ServiceProvider::class</text:p>
            </text:list-item>
          </text:list>
        </text:list-item>
        <text:list-item>
          <text:p text:style-name="P193">Then add alias to the service provider in the ‘alias’ array</text:p>
          <text:list>
            <text:list-item>
              <text:p text:style-name="P193">'PDF' =&gt; Elibyy\TCPDF\Facades\TCPDF::class</text:p>
            </text:list-item>
          </text:list>
        </text:list-item>
        <text:list-item>
          <text:p text:style-name="P193">By mentioning ‘PDF’ database as namespace in controller or your class, you can use tcpdf</text:p>
          <text:list>
            <text:list-item>
              <text:p text:style-name="P193">use PDF</text:p>
            </text:list-item>
          </text:list>
        </text:list-item>
      </text:list>
      <text:p text:style-name="P187"><text:span text:style-name="T59">Reference : </text:span><text:a xlink:type="simple" xlink:href="https://salitha94.blogspot.com/2018/08/generate-pdf-using-tcpdf-library-with-laravel.html" text:style-name="Internet_20_link" text:visited-style-name="Visited_20_Internet_20_Link">https://salitha94.blogspot.com/2018/08/generate-pdf-using-tcpdf-library-with-laravel.html</text:a></text:p>
      <text:list xml:id="list101254923452230" text:continue-numbering="true" text:style-name="L68">
        <text:list-header>
          <text:p text:style-name="P192"/>
        </text:list-header>
      </text:list>
      <text:p text:style-name="P175"/>
      <text:p text:style-name="P176">4. How do create middleware ?</text:p>
      <text:p text:style-name="P176"/>
      <text:list xml:id="list7051631751044202758" text:style-name="L70">
        <text:list-item>
          <text:p text:style-name="P177">For ex: CheckUserType </text:p>
        </text:list-item>
        <text:list-item>
          <text:p text:style-name="P177">create Middleware class in the app/Http/Middleware class</text:p>
        </text:list-item>
        <text:list-item>
          <text:p text:style-name="P177">Then register your middleware in the app/Http/kernel.php, by adding middleware class as value to the middleware array</text:p>
          <text:p text:style-name="P177"/>
        </text:list-item>
      </text:list>
      <text:p text:style-name="P172"/>
      <text:p text:style-name="P172"/>
      <text:p text:style-name="P172"/>
      <text:p text:style-name="P171"><text:s text:c="6"/></text:p>
      <text:p text:style-name="P170"><text:s/></text:p>
      <text:p text:style-name="P169"/>
      <text:p text:style-name="P169"/>
      <text:p text:style-name="P33"/>
      <text:p text:style-name="P34"/>
      <text:p text:style-name="P32"/>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1" svg:font-family="monospace"/>
    <style:font-face style:name="monospace" svg:font-family="monospac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08:06:50.178459325</meta:creation-date>
    <dc:date>2020-02-21T10:12:53.410115196</dc:date>
    <meta:editing-duration>P1DT3H24M38S</meta:editing-duration>
    <meta:editing-cycles>77</meta:editing-cycles>
    <meta:generator>LibreOffice/5.1.6.2$Linux_X86_64 LibreOffice_project/10m0$Build-2</meta:generator>
    <meta:document-statistic meta:table-count="0" meta:image-count="0" meta:object-count="0" meta:page-count="15" meta:paragraph-count="467" meta:word-count="3858" meta:character-count="22779" meta:non-whitespace-character-count="19428"/>
  </office:meta>
</office:document-meta>
</file>